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2019BCEAF5ED728D4B4.png" manifest:media-type="image/png"/>
  <manifest:file-entry manifest:full-path="Pictures/10000001000000110000001108E253AB5A1B715A.png" manifest:media-type="image/png"/>
  <manifest:file-entry manifest:full-path="Pictures/1000067E000035050000350551FDD419868E37F1.svg" manifest:media-type="image/svg+xml"/>
  <manifest:file-entry manifest:full-path="Pictures/1000000100000019000000195DC0196482DACD51.png" manifest:media-type="image/png"/>
  <manifest:file-entry manifest:full-path="Pictures/1000010C00000295000002958DF186621D7856FC.svg" manifest:media-type="image/svg+xml"/>
  <manifest:file-entry manifest:full-path="Pictures/100000010000020100000201948A07284BB6706D.png" manifest:media-type="image/png"/>
  <manifest:file-entry manifest:full-path="Pictures/1000053F000035050000350546D674BCE9ACB667.svg" manifest:media-type="image/svg+xml"/>
  <manifest:file-entry manifest:full-path="Pictures/10000001000000C8000000C821F10FC011904EF0.png" manifest:media-type="image/png"/>
  <manifest:file-entry manifest:full-path="Pictures/10000373000001C2000001C23FD188C3196B07A0.svg" manifest:media-type="image/svg+xml"/>
  <manifest:file-entry manifest:full-path="Pictures/10000001000000C8000000C855C8E72BEE46EA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isplay Medium" svg:font-family="'Noto Sans Display Medium'" style:font-adornments="Display Medium" style:font-family-generic="swiss" style:font-pitch="variable"/>
    <style:font-face style:name="Noto Sans Display Medium1" svg:font-family="'Noto Sans Display Medium'" style:font-family-generic="swiss" style:font-pitch="variable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3.933cm"/>
      <style:paragraph-properties style:writing-mode="lr-tb"/>
    </style:style>
    <style:style style:name="gr2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3.933cm"/>
      <style:paragraph-properties style:writing-mode="lr-tb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3.933cm"/>
      <style:paragraph-properties style:writing-mode="lr-tb"/>
    </style:style>
    <style:style style:name="gr4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3.933cm"/>
      <style:paragraph-properties style:writing-mode="lr-tb"/>
    </style:style>
    <style:style style:name="gr5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3.933cm"/>
      <style:paragraph-properties style:writing-mode="lr-tb"/>
    </style:style>
    <style:style style:name="gr6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3.933cm"/>
      <style:paragraph-properties style:writing-mode="lr-tb"/>
    </style:style>
    <style:style style:name="gr7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3.933cm"/>
      <style:paragraph-properties style:writing-mode="lr-tb"/>
    </style:style>
    <style:style style:name="gr8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6.718cm"/>
      <style:paragraph-properties style:writing-mode="lr-tb"/>
    </style:style>
    <style:style style:name="gr9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6.718cm"/>
      <style:paragraph-properties style:writing-mode="lr-tb"/>
    </style:style>
    <style:style style:name="gr10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6.718cm"/>
      <style:paragraph-properties style:writing-mode="lr-tb"/>
    </style:style>
    <style:style style:name="gr11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6.718cm"/>
      <style:paragraph-properties style:writing-mode="lr-tb"/>
    </style:style>
    <style:style style:name="gr12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6.718cm"/>
      <style:paragraph-properties style:writing-mode="lr-tb"/>
    </style:style>
    <style:style style:name="gr13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6.718cm"/>
      <style:paragraph-properties style:writing-mode="lr-tb"/>
    </style:style>
    <style:style style:name="gr14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6.718cm"/>
      <style:paragraph-properties style:writing-mode="lr-tb"/>
    </style:style>
    <style:style style:name="gr15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11.545cm"/>
      <style:paragraph-properties style:writing-mode="lr-tb"/>
    </style:style>
    <style:style style:name="gr16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11.545cm"/>
      <style:paragraph-properties style:writing-mode="lr-tb"/>
    </style:style>
    <style:style style:name="gr17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11.545cm"/>
      <style:paragraph-properties style:writing-mode="lr-tb"/>
    </style:style>
    <style:style style:name="gr18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11.545cm"/>
      <style:paragraph-properties style:writing-mode="lr-tb"/>
    </style:style>
    <style:style style:name="gr19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11.545cm"/>
      <style:paragraph-properties style:writing-mode="lr-tb"/>
    </style:style>
    <style:style style:name="gr20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11.545cm"/>
      <style:paragraph-properties style:writing-mode="lr-tb"/>
    </style:style>
    <style:style style:name="gr21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11.545cm"/>
      <style:paragraph-properties style:writing-mode="lr-tb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draw:fill-color="#e16173" draw:textarea-horizontal-align="justify" draw:textarea-vertical-align="middle" draw:auto-grow-height="false" fo:min-height="5.567cm" fo:min-width="6.718cm"/>
      <style:paragraph-properties style:writing-mode="lr-tb"/>
    </style:style>
    <style:style style:name="gr24" style:family="graphic" style:parent-style-name="standard">
      <style:graphic-properties draw:stroke="none" draw:fill-color="#3faf46" draw:textarea-horizontal-align="justify" draw:textarea-vertical-align="middle" draw:auto-grow-height="false" fo:min-height="3.543cm" fo:min-width="6.718cm"/>
      <style:paragraph-properties style:writing-mode="lr-tb"/>
    </style:style>
    <style:style style:name="gr25" style:family="graphic" style:parent-style-name="standard">
      <style:graphic-properties draw:stroke="none" draw:fill-color="#e16173" draw:textarea-horizontal-align="justify" draw:textarea-vertical-align="middle" draw:auto-grow-height="false" fo:min-height="5.567cm" fo:min-width="8.513cm"/>
      <style:paragraph-properties style:writing-mode="lr-tb"/>
    </style:style>
    <style:style style:name="gr26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8.513cm"/>
      <style:paragraph-properties style:writing-mode="lr-tb"/>
    </style:style>
    <style:style style:name="gr27" style:family="graphic" style:parent-style-name="standard">
      <style:graphic-properties draw:stroke="none" draw:fill-color="#729fcf" draw:textarea-horizontal-align="justify" draw:textarea-vertical-align="middle" draw:auto-grow-height="false" fo:min-height="1.515cm" fo:min-width="8.513cm"/>
      <style:paragraph-properties style:writing-mode="lr-tb"/>
    </style:style>
    <style:style style:name="gr28" style:family="graphic" style:parent-style-name="standard">
      <style:graphic-properties draw:stroke="none" draw:fill-color="#3faf46" draw:textarea-horizontal-align="justify" draw:textarea-vertical-align="middle" draw:auto-grow-height="false" fo:min-height="3.543cm" fo:min-width="8.513cm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-color="#b2b2b2" draw:textarea-horizontal-align="justify" draw:textarea-vertical-align="middle" draw:auto-grow-height="false" fo:min-height="0.87cm" fo:min-width="0.62cm"/>
      <style:paragraph-properties style:writing-mode="lr-tb"/>
    </style:style>
    <style:style style:name="gr31" style:family="graphic" style:parent-style-name="standard">
      <style:graphic-properties draw:stroke="none" draw:fill-color="#b2b2b2" draw:textarea-horizontal-align="justify" draw:textarea-vertical-align="middle" draw:auto-grow-height="false" fo:min-height="0.871cm" fo:min-width="0.62cm"/>
      <style:paragraph-properties style:writing-mode="lr-tb"/>
    </style:style>
    <style:style style:name="gr32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4.883cm" fo:min-width="7.699cm"/>
    </style:style>
    <style:style style:name="gr33" style:family="graphic" style:parent-style-name="objectwithoutfill">
      <style:graphic-properties svg:stroke-color="#000000" draw:fill="none" draw:textarea-vertical-align="middle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0.277cm" fo:min-width="0.027cm"/>
    </style:style>
    <style:style style:name="gr35" style:family="graphic" style:parent-style-name="standard">
      <style:graphic-properties draw:stroke="none" draw:opacity="0%" draw:textarea-horizontal-align="justify" draw:textarea-vertical-align="middle" draw:auto-grow-height="false" fo:min-height="0.34cm" fo:min-width="1.232cm"/>
      <style:paragraph-properties style:writing-mode="lr-tb"/>
    </style:style>
    <style:style style:name="gr36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5.941cm" fo:min-width="6.54cm"/>
    </style:style>
    <style:style style:name="gr37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3.175cm" fo:min-width="3.209cm"/>
    </style:style>
    <style:style style:name="gr38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2.991cm" fo:min-width="6.274cm"/>
    </style:style>
    <style:style style:name="gr39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svg:stroke-width="0.212cm" svg:stroke-color="#468a1a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2" style:family="graphic" style:parent-style-name="objectwithoutfill">
      <style:graphic-properties svg:stroke-width="0.212cm" svg:stroke-color="#5983b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3" style:family="graphic" style:parent-style-name="standard">
      <style:graphic-properties draw:stroke="none" draw:opacity="0%" draw:textarea-horizontal-align="justify" draw:textarea-vertical-align="middle" draw:auto-grow-height="false" fo:min-height="0.34cm" fo:min-width="2.433cm"/>
      <style:paragraph-properties style:writing-mode="lr-tb"/>
    </style:style>
    <style:style style:name="gr44" style:family="graphic" style:parent-style-name="objectwithoutfill">
      <style:graphic-properties svg:stroke-width="0.106cm" svg:stroke-color="#d62e4e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svg:stroke-color="#3465a4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svg:stroke-width="0.081cm" svg:stroke-color="#666666" draw:marker-start-width="0.322cm" draw:marker-end-width="0.322cm" draw:fill="none" loext:fill-use-slide-background="false" draw:textarea-horizontal-align="justify" draw:textarea-vertical-align="middle" draw:auto-grow-height="false" fo:min-height="5.324cm" fo:min-width="5.074cm" fo:padding-top="0.166cm" fo:padding-bottom="0.166cm" fo:padding-left="0.291cm" fo:padding-right="0.291cm"/>
    </style:style>
    <style:style style:name="gr47" style:family="graphic" style:parent-style-name="standard">
      <style:graphic-properties draw:stroke="none" svg:stroke-color="#3465a4" draw:fill-color="#468a1a" draw:textarea-horizontal-align="justify" draw:textarea-vertical-align="middle" draw:auto-grow-height="false" fo:min-height="0.103cm" fo:min-width="0cm"/>
    </style:style>
    <style:style style:name="gr48" style:family="graphic" style:parent-style-name="objectwithoutfill">
      <style:graphic-properties svg:stroke-width="0.081cm" svg:stroke-color="#468a1a" draw:marker-start-width="0.322cm" draw:marker-end="Arrowheads_20_7" draw:marker-end-width="0.422cm" draw:fill="none" draw:textarea-vertical-align="middle" fo:padding-top="0.166cm" fo:padding-bottom="0.166cm" fo:padding-left="0.291cm" fo:padding-right="0.291cm"/>
    </style:style>
    <style:style style:name="gr49" style:family="graphic" style:parent-style-name="standard">
      <style:graphic-properties draw:stroke="none" draw:opacity="0%" draw:textarea-horizontal-align="justify" draw:textarea-vertical-align="middle" draw:auto-grow-height="false" fo:min-height="1.089cm" fo:min-width="5.93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3.388cm" fo:min-width="25.392cm"/>
    </style:style>
    <style:style style:name="gr51" style:family="graphic" style:parent-style-name="standard">
      <style:graphic-properties draw:stroke="solid" svg:stroke-color="#666666" draw:fill-color="#dee6ef" draw:textarea-horizontal-align="justify" draw:textarea-vertical-align="middle" draw:auto-grow-height="false" fo:min-height="3.388cm" fo:min-width="3.609cm"/>
      <style:paragraph-properties style:writing-mode="lr-tb"/>
    </style:style>
    <style:style style:name="gr52" style:family="graphic" style:parent-style-name="standard">
      <style:graphic-properties svg:stroke-color="#666666" draw:fill-color="#ec9ba4" draw:textarea-horizontal-align="justify" draw:textarea-vertical-align="middle" draw:auto-grow-height="false" fo:min-height="3.388cm" fo:min-width="2.659cm"/>
      <style:paragraph-properties style:writing-mode="lr-tb"/>
    </style:style>
    <style:style style:name="gr53" style:family="graphic" style:parent-style-name="standard">
      <style:graphic-properties svg:stroke-color="#666666" draw:fill-color="#ec9ba4" draw:textarea-horizontal-align="justify" draw:textarea-vertical-align="middle" draw:auto-grow-height="false" fo:min-height="3.388cm" fo:min-width="1.5cm"/>
      <style:paragraph-properties style:writing-mode="lr-tb"/>
    </style:style>
    <style:style style:name="gr54" style:family="graphic" style:parent-style-name="standard">
      <style:graphic-properties svg:stroke-color="#666666" draw:fill-color="#729fcf" draw:textarea-horizontal-align="justify" draw:textarea-vertical-align="middle" draw:auto-grow-height="false" fo:min-height="3.388cm" fo:min-width="10.579cm"/>
      <style:paragraph-properties style:writing-mode="lr-tb"/>
    </style:style>
    <style:style style:name="gr55" style:family="graphic" style:parent-style-name="standard">
      <style:graphic-properties svg:stroke-color="#666666" draw:fill-color="#729fcf" draw:textarea-horizontal-align="justify" draw:textarea-vertical-align="middle" draw:auto-grow-height="false" fo:min-height="3.388cm" fo:min-width="1.886cm"/>
      <style:paragraph-properties style:writing-mode="lr-tb"/>
    </style:style>
    <style:style style:name="gr56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3.595cm" fo:min-width="0cm" fo:padding-top="0.151cm" fo:padding-bottom="0.151cm" fo:padding-left="0.276cm" fo:padding-right="0.276cm" fo:wrap-option="wrap"/>
    </style:style>
    <style:style style:name="gr57" style:family="graphic" style:parent-style-name="standard">
      <style:graphic-properties draw:stroke="none" draw:fill="none" fo:min-height="0.814cm"/>
      <style:paragraph-properties style:writing-mode="lr-tb"/>
    </style:style>
    <style:style style:name="gr58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7.581cm" fo:min-width="0cm" fo:padding-top="0.151cm" fo:padding-bottom="0.151cm" fo:padding-left="0.276cm" fo:padding-right="0.276cm" fo:wrap-option="wrap"/>
    </style:style>
    <style:style style:name="gr59" style:family="graphic" style:parent-style-name="standard">
      <style:graphic-properties draw:stroke="none" draw:fill="none" fo:min-height="1.627cm"/>
      <style:paragraph-properties style:writing-mode="lr-tb"/>
    </style:style>
    <style:style style:name="gr60" style:family="graphic" style:parent-style-name="objectwithoutfill">
      <style:graphic-properties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 fo:wrap-option="wrap"/>
    </style:style>
    <style:style style:name="gr62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0.327cm"/>
      <style:paragraph-properties style:writing-mode="lr-tb"/>
    </style:style>
    <style:style style:name="gr63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2.808cm"/>
      <style:paragraph-properties style:writing-mode="lr-tb"/>
    </style:style>
    <style:style style:name="gr64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6.116cm"/>
      <style:paragraph-properties style:writing-mode="lr-tb"/>
    </style:style>
    <style:style style:name="gr65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2.732cm"/>
      <style:paragraph-properties style:writing-mode="lr-tb"/>
    </style:style>
    <style:style style:name="gr66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.981cm"/>
      <style:paragraph-properties style:writing-mode="lr-tb"/>
    </style:style>
    <style:style style:name="gr67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0.251cm"/>
      <style:paragraph-properties style:writing-mode="lr-tb"/>
    </style:style>
    <style:style style:name="gr68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25.964cm"/>
      <style:paragraph-properties style:writing-mode="lr-tb"/>
    </style:style>
    <style:style style:name="gr69" style:family="graphic" style:parent-style-name="standard">
      <style:graphic-properties svg:stroke-color="#666666" draw:fill-color="#b2b2b2" draw:textarea-horizontal-align="justify" draw:textarea-vertical-align="middle" draw:auto-grow-height="false" fo:min-height="2.861cm" fo:min-width="25.964cm"/>
      <style:paragraph-properties style:writing-mode="lr-tb"/>
    </style:style>
    <style:style style:name="gr70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0.542cm"/>
      <style:paragraph-properties style:writing-mode="lr-tb"/>
    </style:style>
    <style:style style:name="gr71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6.04cm"/>
      <style:paragraph-properties style:writing-mode="lr-tb"/>
    </style:style>
    <style:style style:name="gr72" style:family="graphic" style:parent-style-name="standard">
      <style:graphic-properties svg:stroke-color="#666666" draw:fill-color="#b2b2b2" draw:textarea-horizontal-align="justify" draw:textarea-vertical-align="middle" draw:auto-grow-height="false" fo:min-height="3.058cm" fo:min-width="25.964cm"/>
      <style:paragraph-properties style:writing-mode="lr-tb"/>
    </style:style>
    <style:style style:name="gr73" style:family="graphic" style:parent-style-name="standard">
      <style:graphic-properties svg:stroke-color="#666666" draw:fill-color="#b2b2b2" draw:textarea-horizontal-align="justify" draw:textarea-vertical-align="middle" draw:auto-grow-height="false" fo:min-height="1.348cm" fo:min-width="25.964cm"/>
      <style:paragraph-properties style:writing-mode="lr-tb"/>
    </style:style>
    <style:style style:name="gr74" style:family="graphic" style:parent-style-name="standard">
      <style:graphic-properties svg:stroke-color="#666666" draw:fill-color="#b2b2b2" draw:textarea-horizontal-align="justify" draw:textarea-vertical-align="middle" draw:auto-grow-height="false" fo:min-height="2.175cm" fo:min-width="0.542cm"/>
      <style:paragraph-properties style:writing-mode="lr-tb"/>
    </style:style>
    <style:style style:name="gr75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20.175cm"/>
      <style:paragraph-properties style:writing-mode="lr-tb"/>
    </style:style>
    <style:style style:name="gr76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5.261cm"/>
      <style:paragraph-properties style:writing-mode="lr-tb"/>
    </style:style>
    <style:style style:name="gr77" style:family="graphic" style:parent-style-name="objectwithoutfill">
      <style:graphic-properties svg:stroke-width="0.106cm" svg:stroke-color="#ff5429" draw:marker-start-width="0.358cm" draw:marker-end="Arrowheads_20_8" draw:marker-end-width="0.458cm" draw:fill="none" draw:textarea-vertical-align="middle" fo:padding-top="0.177cm" fo:padding-bottom="0.177cm" fo:padding-left="0.302cm" fo:padding-right="0.302cm"/>
    </style:style>
    <style:style style:name="gr78" style:family="graphic" style:parent-style-name="standard">
      <style:graphic-properties svg:stroke-color="#666666" draw:fill-color="#b2b2b2" draw:textarea-horizontal-align="justify" draw:textarea-vertical-align="middle" draw:auto-grow-height="false" fo:min-height="1.45cm" fo:min-width="1.2cm"/>
      <style:paragraph-properties style:writing-mode="lr-tb"/>
    </style:style>
    <style:style style:name="gr79" style:family="graphic" style:parent-style-name="standard">
      <style:graphic-properties svg:stroke-width="0.106cm" svg:stroke-color="#ff5429" draw:marker-start-width="0.359cm" draw:marker-end-width="0.359cm" draw:fill="none" loext:fill-use-slide-background="false" draw:textarea-horizontal-align="justify" draw:textarea-vertical-align="middle" draw:auto-grow-height="false" fo:min-height="1.977cm" fo:min-width="13.706cm" fo:padding-top="0.178cm" fo:padding-bottom="0.178cm" fo:padding-left="0.303cm" fo:padding-right="0.303cm"/>
    </style:style>
    <style:style style:name="gr80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1" style:family="graphic" style:parent-style-name="objectwithoutfill">
      <style:graphic-properties svg:stroke-width="0.106cm" svg:stroke-color="#666666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82" style:family="graphic" style:parent-style-name="standard">
      <style:graphic-properties draw:stroke="none" draw:fill="none" fo:min-height="1.843cm"/>
      <style:paragraph-properties style:writing-mode="lr-tb"/>
    </style:style>
    <style:style style:name="gr83" style:family="graphic" style:parent-style-name="standard">
      <style:graphic-properties draw:stroke="none" draw:fill="none" fo:min-height="2.457cm"/>
      <style:paragraph-properties style:writing-mode="lr-tb"/>
    </style:style>
    <style:style style:name="gr84" style:family="graphic" style:parent-style-name="standard">
      <style:graphic-properties draw:stroke="none" draw:fill="none" fo:min-height="0.762cm"/>
      <style:paragraph-properties style:writing-mode="lr-tb"/>
    </style:style>
    <style:style style:name="gr85" style:family="graphic" style:parent-style-name="standard">
      <style:graphic-properties draw:stroke="none" draw:fill="none" fo:min-height="0.615cm"/>
      <style:paragraph-properties style:writing-mode="lr-tb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17.717cm"/>
      <style:paragraph-properties style:writing-mode="lr-tb"/>
    </style:style>
    <style:style style:name="gr88" style:family="graphic" style:parent-style-name="standard">
      <style:graphic-properties draw:stroke="none" draw:fill-color="#b4c7dc" draw:textarea-horizontal-align="justify" draw:textarea-vertical-align="middle" draw:auto-grow-height="false" fo:min-height="3.423cm" fo:min-width="6.718cm"/>
      <style:paragraph-properties style:writing-mode="lr-tb"/>
    </style:style>
    <style:style style:name="gr89" style:family="graphic" style:parent-style-name="standard">
      <style:graphic-properties draw:stroke="none" draw:fill-color="#e16173" draw:textarea-horizontal-align="justify" draw:textarea-vertical-align="middle" draw:auto-grow-height="false" fo:min-height="6.399cm" fo:min-width="6.718cm"/>
      <style:paragraph-properties style:writing-mode="lr-tb"/>
    </style:style>
    <style:style style:name="gr90" style:family="graphic" style:parent-style-name="standard">
      <style:graphic-properties draw:stroke="none" draw:fill-color="#729fcf" draw:textarea-horizontal-align="justify" draw:textarea-vertical-align="middle" draw:auto-grow-height="false" fo:min-height="3.423cm" fo:min-width="8.409cm"/>
      <style:paragraph-properties style:writing-mode="lr-tb"/>
    </style:style>
    <style:style style:name="gr91" style:family="graphic" style:parent-style-name="standard">
      <style:graphic-properties draw:stroke="none" draw:fill-color="#e16173" draw:textarea-horizontal-align="justify" draw:textarea-vertical-align="middle" draw:auto-grow-height="false" fo:min-height="1.84cm" fo:min-width="8.409cm"/>
      <style:paragraph-properties style:writing-mode="lr-tb"/>
    </style:style>
    <style:style style:name="gr92" style:family="graphic" style:parent-style-name="standard">
      <style:graphic-properties draw:stroke="none" draw:fill-color="#e16173" draw:textarea-horizontal-align="justify" draw:textarea-vertical-align="middle" draw:auto-grow-height="false" fo:min-height="3.931cm" fo:min-width="8.409cm"/>
      <style:paragraph-properties style:writing-mode="lr-tb"/>
    </style:style>
    <style:style style:name="gr93" style:family="graphic" style:parent-style-name="standard">
      <style:graphic-properties draw:stroke="none" draw:fill-color="#729fcf" draw:textarea-horizontal-align="justify" draw:textarea-vertical-align="middle" draw:auto-grow-height="false" fo:min-height="1.471cm" fo:min-width="8.409cm"/>
      <style:paragraph-properties style:writing-mode="lr-tb"/>
    </style:style>
    <style:style style:name="gr94" style:family="graphic" style:parent-style-name="standard">
      <style:graphic-properties draw:stroke="none" draw:fill-color="#77bc65" draw:textarea-horizontal-align="justify" draw:textarea-vertical-align="middle" draw:auto-grow-height="false" fo:min-height="5.653cm" fo:min-width="8.409cm"/>
      <style:paragraph-properties style:writing-mode="lr-tb"/>
    </style:style>
    <style:style style:name="gr95" style:family="graphic" style:parent-style-name="standard">
      <style:graphic-properties draw:stroke="solid" svg:stroke-width="0.035cm" svg:stroke-color="#999999" draw:marker-start-width="0.252cm" draw:marker-end-width="0.252cm" draw:fill-color="#e16173" draw:opacity="100%" draw:textarea-horizontal-align="justify" draw:textarea-vertical-align="middle" draw:auto-grow-height="false" fo:min-height="1.84cm" fo:min-width="5.102cm" fo:padding-top="0.142cm" fo:padding-bottom="0.142cm" fo:padding-left="0.267cm" fo:padding-right="0.267cm" loext:softedge-radius="0.035cm"/>
      <style:paragraph-properties style:writing-mode="lr-tb"/>
    </style:style>
    <style:style style:name="gr96" style:family="graphic" style:parent-style-name="standard">
      <style:graphic-properties draw:stroke="none" draw:fill-color="#e16173" draw:textarea-horizontal-align="justify" draw:textarea-vertical-align="middle" draw:auto-grow-height="false" fo:min-height="2.159cm" fo:min-width="8.40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Source Han Sans JP" fo:font-weight="normal"/>
    </style:style>
    <style:style style:name="P2" style:family="paragraph">
      <loext:graphic-properties draw:fill-color="#3faf46"/>
      <style:paragraph-properties fo:text-align="center" style:writing-mode="lr-tb"/>
      <style:text-properties style:font-name="Source Han Sans JP" fo:font-weight="normal"/>
    </style:style>
    <style:style style:name="P3" style:family="paragraph">
      <loext:graphic-properties draw:fill-color="#afd095"/>
      <style:paragraph-properties fo:text-align="center" style:writing-mode="lr-tb"/>
      <style:text-properties style:font-name="Source Han Sans JP" fo:font-weight="normal"/>
    </style:style>
    <style:style style:name="P4" style:family="paragraph">
      <loext:graphic-properties draw:fill-color="#729fcf"/>
      <style:paragraph-properties fo:text-align="center" style:writing-mode="lr-tb"/>
      <style:text-properties style:font-name="Source Han Sans JP" fo:font-weight="normal"/>
    </style:style>
    <style:style style:name="P5" style:family="paragraph">
      <loext:graphic-properties draw:fill-color="#b4c7dc"/>
      <style:paragraph-properties fo:text-align="center" style:writing-mode="lr-tb"/>
      <style:text-properties style:font-name="Source Han Sans JP" fo:font-weight="normal"/>
    </style:style>
    <style:style style:name="P6" style:family="paragraph">
      <loext:graphic-properties draw:fill-color="#d62e4e"/>
      <style:paragraph-properties fo:text-align="center" style:writing-mode="lr-tb"/>
      <style:text-properties style:font-name="Source Han Sans JP" fo:font-weight="normal"/>
    </style:style>
    <style:style style:name="P7" style:family="paragraph">
      <loext:graphic-properties draw:fill-color="#e16173"/>
      <style:paragraph-properties fo:text-align="center" style:writing-mode="lr-tb"/>
      <style:text-properties style:font-name="Source Han Sans JP" fo:font-weight="normal"/>
    </style:style>
    <style:style style:name="P8" style:family="paragraph">
      <loext:graphic-properties draw:fill-color="#ec9ba4"/>
      <style:paragraph-properties fo:text-align="center" style:writing-mode="lr-tb"/>
      <style:text-properties style:font-name="Source Han Sans JP" fo:font-weight="normal"/>
    </style:style>
    <style:style style:name="P9" style:family="paragraph">
      <style:paragraph-properties fo:text-align="center" style:writing-mode="lr-tb"/>
      <style:text-properties style:font-name="Source Han Sans JP" fo:font-weight="normal" style:font-name-asian="Noto Sans Display Medium"/>
    </style:style>
    <style:style style:name="P10" style:family="paragraph">
      <loext:graphic-properties draw:fill-color="#3faf46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1" style:family="paragraph">
      <loext:graphic-properties draw:fill-color="#afd095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2" style:family="paragraph">
      <loext:graphic-properties draw:fill-color="#729fcf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3" style:family="paragraph">
      <loext:graphic-properties draw:fill-color="#b4c7dc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4" style:family="paragraph">
      <loext:graphic-properties draw:fill-color="#d62e4e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5" style:family="paragraph">
      <loext:graphic-properties draw:fill-color="#e16173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6" style:family="paragraph">
      <loext:graphic-properties draw:fill-color="#ec9ba4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7" style:family="paragraph"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18" style:family="paragraph">
      <loext:graphic-properties draw:fill-color="#3faf46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19" style:family="paragraph">
      <loext:graphic-properties draw:fill-color="#afd095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20" style:family="paragraph">
      <loext:graphic-properties draw:fill-color="#729fcf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21" style:family="paragraph">
      <loext:graphic-properties draw:fill-color="#b4c7dc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22" style:family="paragraph">
      <loext:graphic-properties draw:fill-color="#d62e4e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23" style:family="paragraph">
      <loext:graphic-properties draw:fill-color="#e16173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24" style:family="paragraph">
      <loext:graphic-properties draw:fill-color="#ec9ba4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style:line-spacing="0cm" fo:text-align="center" style:writing-mode="lr-tb"/>
      <style:text-properties style:font-name="Source Han Sans JP" fo:font-weight="normal" style:font-name-asian="Noto Sans Display Medium"/>
    </style:style>
    <style:style style:name="P27" style:family="paragraph">
      <loext:graphic-properties draw:fill-color="#3faf46"/>
      <style:paragraph-properties style:line-spacing="0cm" fo:text-align="center" style:writing-mode="lr-tb"/>
      <style:text-properties style:font-name="Source Han Sans JP" fo:font-weight="normal" style:font-name-asian="Noto Sans Display Medium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text-align="center" style:writing-mode="lr-tb"/>
      <style:text-properties style:font-name="Noto Sans Display Medium"/>
    </style:style>
    <style:style style:name="P30" style:family="paragraph">
      <loext:graphic-properties draw:fill-color="#b2b2b2"/>
      <style:paragraph-properties fo:text-align="center" style:writing-mode="lr-tb"/>
      <style:text-properties style:font-name="Noto Sans Display Medium"/>
    </style:style>
    <style:style style:name="P31" style:family="paragraph">
      <loext:graphic-properties draw:fill-color="#ffffff" draw:opacity="0%"/>
      <style:paragraph-properties fo:text-align="cente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5983b0"/>
      <style:paragraph-properties fo:text-align="center"/>
    </style:style>
    <style:style style:name="P34" style:family="paragraph">
      <style:paragraph-properties fo:text-align="center" style:writing-mode="lr-tb"/>
      <style:text-properties style:font-name="Source Han Sans JP" fo:font-size="12pt" style:font-size-asian="12pt" style:font-size-complex="12pt"/>
    </style:style>
    <style:style style:name="P35" style:family="paragraph">
      <loext:graphic-properties draw:opacity="0%"/>
      <style:paragraph-properties fo:text-align="center" style:writing-mode="lr-tb"/>
      <style:text-properties style:font-name="Source Han Sans JP" fo:font-size="12pt" style:font-size-asian="12pt" style:font-size-complex="12pt"/>
    </style:style>
    <style:style style:name="P36" style:family="paragraph">
      <style:paragraph-properties fo:text-align="center" style:writing-mode="lr-tb"/>
      <style:text-properties style:font-name="Noto Sans Display Medium" fo:font-size="12pt" style:font-size-asian="12pt" style:font-size-complex="12pt"/>
    </style:style>
    <style:style style:name="P37" style:family="paragraph">
      <loext:graphic-properties draw:opacity="0%"/>
      <style:paragraph-properties fo:text-align="center" style:writing-mode="lr-tb"/>
      <style:text-properties style:font-name="Noto Sans Display Medium"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font-size="12pt" style:font-size-asian="12pt" style:font-size-complex="12pt"/>
    </style:style>
    <style:style style:name="P39" style:family="paragraph">
      <loext:graphic-properties draw:opacity="0%"/>
      <style:paragraph-properties fo:text-align="center" style:writing-mode="lr-tb"/>
      <style:text-properties fo:font-size="12pt" style:font-size-asian="12pt" style:font-size-complex="12pt"/>
    </style:style>
    <style:style style:name="P40" style:family="paragraph">
      <style:paragraph-properties fo:text-align="center" style:writing-mode="lr-tb"/>
      <style:text-properties fo:color="#000000" loext:opacity="100%" style:font-name="Noto Sans Display Medium" fo:font-size="16pt" fo:font-weight="normal" style:font-size-asian="16pt" style:font-weight-asian="bold" style:font-size-complex="16pt" style:font-weight-complex="bold"/>
    </style:style>
    <style:style style:name="P41" style:family="paragraph">
      <loext:graphic-properties draw:opacity="0%"/>
      <style:paragraph-properties fo:text-align="center" style:writing-mode="lr-tb"/>
      <style:text-properties fo:color="#000000" loext:opacity="100%" loext:color-lum-mod="100%" loext:color-lum-off="0%" style:font-name="Noto Sans Display Medium" fo:font-size="16pt" fo:font-weight="normal" style:font-size-asian="16pt" style:font-weight-asian="bold" style:font-size-complex="16pt" style:font-weight-complex="bold"/>
    </style:style>
    <style:style style:name="P42" style:family="paragraph">
      <loext:graphic-properties draw:fill="none"/>
      <style:paragraph-properties fo:text-align="center"/>
      <style:text-properties style:font-name="Source Han Sans JP"/>
    </style:style>
    <style:style style:name="P43" style:family="paragraph">
      <style:paragraph-properties fo:text-align="center" style:writing-mode="lr-tb"/>
      <style:text-properties fo:color="#d62e4e" loext:opacity="100%" style:font-name="Source Han Sans JP" fo:font-size="16pt" fo:font-weight="normal" style:font-size-asian="16pt" style:font-weight-asian="bold" style:font-size-complex="16pt" style:font-weight-complex="bold"/>
    </style:style>
    <style:style style:name="P44" style:family="paragraph">
      <loext:graphic-properties draw:opacity="0%"/>
      <style:paragraph-properties fo:text-align="center" style:writing-mode="lr-tb"/>
      <style:text-properties fo:color="#d62e4e" loext:opacity="100%" loext:color-lum-mod="100%" loext:color-lum-off="0%" style:font-name="Source Han Sans JP" fo:font-size="16pt" fo:font-weight="normal" style:font-size-asian="16pt" style:font-weight-asian="bold" style:font-size-complex="16pt" style:font-weight-complex="bold"/>
    </style:style>
    <style:style style:name="P45" style:family="paragraph">
      <style:paragraph-properties fo:text-align="center" style:writing-mode="lr-tb"/>
      <style:text-properties fo:color="#3465a4" loext:opacity="100%" style:font-name="Source Han Sans JP" fo:font-size="16pt" fo:font-weight="normal" style:font-size-asian="16pt" style:font-weight-asian="bold" style:font-size-complex="16pt" style:font-weight-complex="bold"/>
    </style:style>
    <style:style style:name="P46" style:family="paragraph">
      <loext:graphic-properties draw:opacity="0%"/>
      <style:paragraph-properties fo:text-align="center" style:writing-mode="lr-tb"/>
      <style:text-properties fo:color="#3465a4" loext:opacity="100%" loext:color-lum-mod="100%" loext:color-lum-off="0%" style:font-name="Source Han Sans JP" fo:font-size="16pt" fo:font-weight="normal" style:font-size-asian="16pt" style:font-weight-asian="bold" style:font-size-complex="16pt" style:font-weight-complex="bold"/>
    </style:style>
    <style:style style:name="P47" style:family="paragraph">
      <loext:graphic-properties draw:fill-color="#468a1a"/>
      <style:paragraph-properties fo:text-align="center"/>
      <style:text-properties style:font-name="Source Han Sans JP"/>
    </style:style>
    <style:style style:name="P48" style:family="paragraph">
      <style:paragraph-properties fo:text-align="center" style:writing-mode="lr-tb"/>
      <style:text-properties fo:color="#468a1a" loext:opacity="100%" style:font-name="Source Han Sans JP" fo:font-size="16pt" fo:font-weight="bold" style:font-size-asian="16pt" style:font-weight-asian="bold" style:font-size-complex="16pt" style:font-weight-complex="bold"/>
    </style:style>
    <style:style style:name="P49" style:family="paragraph">
      <loext:graphic-properties draw:opacity="0%"/>
      <style:paragraph-properties fo:text-align="center" style:writing-mode="lr-tb"/>
      <style:text-properties fo:color="#468a1a" loext:opacity="100%" loext:color-lum-mod="100%" loext:color-lum-off="0%" style:font-name="Source Han Sans JP" fo:font-size="16pt" fo:font-weight="bold" style:font-size-asian="16pt" style:font-weight-asian="bold" style:font-size-complex="16pt" style:font-weight-complex="bold"/>
    </style:style>
    <style:style style:name="P50" style:family="paragraph">
      <style:paragraph-properties fo:text-align="center"/>
      <style:text-properties style:font-name="Source Han Sans JP"/>
    </style:style>
    <style:style style:name="P51" style:family="paragraph">
      <style:paragraph-properties fo:text-align="center" style:writing-mode="lr-tb"/>
      <style:text-properties fo:color="#000000" loext:opacity="100%" style:font-name="Source Han Sans JP" fo:font-size="12pt" style:font-size-asian="12pt" style:font-size-complex="12pt"/>
    </style:style>
    <style:style style:name="P52" style:family="paragraph">
      <loext:graphic-properties draw:fill-color="#dee6ef"/>
      <style:paragraph-properties fo:text-align="center" style:writing-mode="lr-tb"/>
      <style:text-properties fo:color="#000000" loext:opacity="100%" loext:color-lum-mod="100%" loext:color-lum-off="0%" style:font-name="Source Han Sans JP" fo:font-size="12pt" style:font-size-asian="12pt" style:font-size-complex="12pt"/>
    </style:style>
    <style:style style:name="P53" style:family="paragraph">
      <loext:graphic-properties draw:fill-color="#ec9ba4"/>
      <style:paragraph-properties fo:text-align="center" style:writing-mode="lr-tb"/>
      <style:text-properties fo:color="#000000" loext:opacity="100%" loext:color-lum-mod="100%" loext:color-lum-off="0%" style:font-name="Source Han Sans JP" fo:font-size="12pt" style:font-size-asian="12pt" style:font-size-complex="12pt"/>
    </style:style>
    <style:style style:name="P54" style:family="paragraph">
      <loext:graphic-properties draw:fill-color="#729fcf"/>
      <style:paragraph-properties fo:text-align="center" style:writing-mode="lr-tb"/>
      <style:text-properties fo:color="#000000" loext:opacity="100%" loext:color-lum-mod="100%" loext:color-lum-off="0%" style:font-name="Source Han Sans JP" fo:font-size="12pt" style:font-size-asian="12pt" style:font-size-complex="12pt"/>
    </style:style>
    <style:style style:name="P55" style:family="paragraph">
      <style:paragraph-properties fo:text-align="center"/>
    </style:style>
    <style:style style:name="P56" style:family="paragraph">
      <loext:graphic-properties draw:fill="none"/>
      <style:paragraph-properties fo:text-align="center" style:writing-mode="lr-tb"/>
      <style:text-properties fo:color="#666666" loext:opacity="100%" loext:color-lum-mod="100%" loext:color-lum-off="0%" style:font-name="Source Han Sans JP"/>
    </style:style>
    <style:style style:name="P57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Source Han Sans JP"/>
    </style:style>
    <style:style style:name="P58" style:family="paragraph">
      <loext:graphic-properties draw:fill="none"/>
      <style:paragraph-properties fo:text-align="center"/>
      <style:text-properties fo:color="#000000" loext:opacity="100%" loext:color-lum-mod="100%" loext:color-lum-off="0%" style:font-name="Source Han Sans JP"/>
    </style:style>
    <style:style style:name="P59" style:family="paragraph">
      <style:paragraph-properties fo:text-align="center" style:writing-mode="lr-tb"/>
      <style:text-properties style:font-name="Source Han Sans JP" fo:font-size="8pt" fo:font-weight="normal" style:font-size-asian="12pt" style:font-size-complex="12pt"/>
    </style:style>
    <style:style style:name="P60" style:family="paragraph">
      <loext:graphic-properties draw:fill-color="#b2b2b2"/>
      <style:paragraph-properties fo:text-align="center" style:writing-mode="lr-tb"/>
      <style:text-properties style:font-name="Source Han Sans JP" fo:font-size="8pt" fo:font-weight="normal" style:font-size-asian="12pt" style:font-size-complex="12pt"/>
    </style:style>
    <style:style style:name="P61" style:family="paragraph">
      <style:paragraph-properties fo:text-align="center" style:writing-mode="lr-tb"/>
      <style:text-properties style:font-name="Source Han Sans JP" fo:font-size="8pt" fo:font-weight="normal"/>
    </style:style>
    <style:style style:name="P62" style:family="paragraph">
      <loext:graphic-properties draw:fill-color="#b2b2b2"/>
      <style:paragraph-properties fo:text-align="center" style:writing-mode="lr-tb"/>
      <style:text-properties style:font-name="Source Han Sans JP" fo:font-size="8pt" fo:font-weight="normal"/>
    </style:style>
    <style:style style:name="P63" style:family="paragraph">
      <style:paragraph-properties fo:text-align="center" style:writing-mode="lr-tb"/>
      <style:text-properties style:font-name="Source Han Sans JP" fo:font-size="8pt" fo:font-weight="normal" style:font-name-asian="Noto Sans Display Medium1" style:font-size-asian="12pt" style:font-weight-asian="normal" style:font-size-complex="12pt" style:font-weight-complex="normal"/>
    </style:style>
    <style:style style:name="P64" style:family="paragraph">
      <loext:graphic-properties draw:fill-color="#b2b2b2"/>
      <style:paragraph-properties fo:text-align="center" style:writing-mode="lr-tb"/>
      <style:text-properties style:font-name="Source Han Sans JP" fo:font-size="8pt" fo:font-weight="normal" style:font-name-asian="Noto Sans Display Medium1" style:font-size-asian="12pt" style:font-weight-asian="normal" style:font-size-complex="12pt" style:font-weight-complex="normal"/>
    </style:style>
    <style:style style:name="P65" style:family="paragraph"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weight-asian="normal" style:font-size-complex="12pt" style:font-weight-complex="normal"/>
    </style:style>
    <style:style style:name="P66" style:family="paragraph">
      <loext:graphic-properties draw:fill-color="#b2b2b2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weight-asian="normal" style:font-size-complex="12pt" style:font-weight-complex="normal"/>
    </style:style>
    <style:style style:name="P67" style:family="paragraph">
      <style:paragraph-properties style:line-spacing="0cm" fo:text-align="center" style:writing-mode="lr-tb"/>
      <style:text-properties style:font-name="Source Han Sans JP" fo:font-size="8pt" fo:font-weight="bold" style:font-name-asian="Noto Sans Display Medium1" style:font-size-asian="8pt" style:font-weight-asian="bold" style:font-size-complex="8pt" style:font-weight-complex="bold"/>
    </style:style>
    <style:style style:name="P68" style:family="paragraph">
      <loext:graphic-properties draw:fill-color="#b2b2b2"/>
      <style:paragraph-properties style:line-spacing="0cm" fo:text-align="center" style:writing-mode="lr-tb"/>
      <style:text-properties style:font-name="Source Han Sans JP" fo:font-size="8pt" fo:font-weight="bold" style:font-name-asian="Noto Sans Display Medium1" style:font-size-asian="8pt" style:font-weight-asian="bold" style:font-size-complex="8pt" style:font-weight-complex="bold"/>
    </style:style>
    <style:style style:name="P69" style:family="paragraph">
      <style:paragraph-properties fo:text-align="center" style:writing-mode="lr-tb"/>
      <style:text-properties style:font-name="Source Han Sans JP" fo:font-size="8pt" fo:font-weight="bold" style:font-name-asian="Noto Sans Display Medium1" style:font-size-asian="8pt" style:font-weight-asian="bold" style:font-size-complex="8pt" style:font-weight-complex="bold"/>
    </style:style>
    <style:style style:name="P70" style:family="paragraph">
      <loext:graphic-properties draw:fill-color="#b2b2b2"/>
      <style:paragraph-properties fo:text-align="center" style:writing-mode="lr-tb"/>
      <style:text-properties style:font-name="Source Han Sans JP" fo:font-size="8pt" fo:font-weight="bold" style:font-name-asian="Noto Sans Display Medium1" style:font-size-asian="8pt" style:font-weight-asian="bold" style:font-size-complex="8pt" style:font-weight-complex="bold"/>
    </style:style>
    <style:style style:name="P71" style:family="paragraph">
      <style:paragraph-properties fo:text-align="center"/>
      <style:text-properties fo:font-size="12pt" style:font-size-asian="12pt" style:font-size-complex="12pt"/>
    </style:style>
    <style:style style:name="P72" style:family="paragraph">
      <loext:graphic-properties draw:fill="none"/>
      <style:paragraph-properties fo:text-align="center" style:writing-mode="lr-tb"/>
      <style:text-properties fo:color="#666666" loext:opacity="100%" loext:color-lum-mod="100%" loext:color-lum-off="0%" style:font-name="Source Han Sans JP" fo:font-size="12pt" style:font-size-asian="12pt" style:font-size-complex="12pt"/>
    </style:style>
    <style:style style:name="P73" style:family="paragraph">
      <loext:graphic-properties draw:fill-color="#ffffff"/>
    </style:style>
    <style:style style:name="P74" style:family="paragraph">
      <style:paragraph-properties fo:text-align="center" style:writing-mode="lr-tb"/>
      <style:text-properties style:font-name="Source Han Sans JP" fo:font-weight="bold" style:font-name-asian="Noto Sans Display Medium" style:font-weight-asian="bold" style:font-weight-complex="bold"/>
    </style:style>
    <style:style style:name="P75" style:family="paragraph">
      <loext:graphic-properties draw:fill-color="#77bc65"/>
      <style:paragraph-properties fo:text-align="center" style:writing-mode="lr-tb"/>
      <style:text-properties style:font-name="Source Han Sans JP" fo:font-weight="bold" style:font-name-asian="Noto Sans Display Medium" style:font-weight-asian="bold" style:font-weight-complex="bold"/>
    </style:style>
    <style:style style:name="P76" style:family="paragraph">
      <loext:graphic-properties draw:fill-color="#e16173" draw:opacity="100%"/>
      <style:paragraph-properties fo:text-align="center" style:writing-mode="lr-tb"/>
      <style:text-properties style:font-name="Source Han Sans JP" fo:font-weight="normal" style:font-name-asian="Noto Sans Display Medium"/>
    </style:style>
    <style:style style:name="T1" style:family="text">
      <style:text-properties style:font-name="Source Han Sans JP" fo:font-weight="normal"/>
    </style:style>
    <style:style style:name="T2" style:family="text">
      <style:text-properties style:font-name="Source Han Sans JP" fo:font-weight="normal" style:font-name-asian="Noto Sans Display Medium"/>
    </style:style>
    <style:style style:name="T3" style:family="text">
      <style:text-properties style:font-name="Source Han Sans JP" fo:font-size="12pt" fo:font-weight="normal" style:font-name-asian="Noto Sans Display Medium1" style:font-size-asian="12pt" style:font-size-complex="12pt"/>
    </style:style>
    <style:style style:name="T4" style:family="text">
      <style:text-properties style:font-name="Noto Sans Display Medium"/>
    </style:style>
    <style:style style:name="T5" style:family="text">
      <style:text-properties style:font-name="Source Han Sans JP" fo:font-size="12pt" style:font-size-asian="12pt" style:font-size-complex="12pt"/>
    </style:style>
    <style:style style:name="T6" style:family="text">
      <style:text-properties style:font-name="Noto Sans Display Medium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loext:opacity="100%" style:font-name="Noto Sans Display Medium" fo:font-size="16pt" fo:font-weight="normal" style:font-size-asian="16pt" style:font-weight-asian="bold" style:font-size-complex="16pt" style:font-weight-complex="bold"/>
    </style:style>
    <style:style style:name="T9" style:family="text">
      <style:text-properties fo:color="#d62e4e" loext:opacity="100%" style:font-name="Source Han Sans JP" fo:font-size="16pt" fo:font-weight="normal" style:font-size-asian="16pt" style:font-weight-asian="bold" style:font-size-complex="16pt" style:font-weight-complex="bold"/>
    </style:style>
    <style:style style:name="T10" style:family="text">
      <style:text-properties fo:color="#3465a4" loext:opacity="100%" style:font-name="Source Han Sans JP" fo:font-size="16pt" fo:font-weight="normal" style:font-size-asian="16pt" style:font-weight-asian="bold" style:font-size-complex="16pt" style:font-weight-complex="bold"/>
    </style:style>
    <style:style style:name="T11" style:family="text">
      <style:text-properties fo:color="#468a1a" loext:opacity="100%" style:font-name="Source Han Sans JP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00" loext:opacity="100%" style:font-name="Source Han Sans JP" fo:font-size="12pt" style:font-size-asian="12pt" style:font-size-complex="12pt"/>
    </style:style>
    <style:style style:name="T13" style:family="text">
      <style:text-properties fo:color="#666666" loext:opacity="100%" style:font-name="Source Han Sans JP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loext:opacity="100%" style:font-name="Source Han Sans JP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Source Han Sans JP" fo:font-size="8pt" fo:font-weight="normal" style:font-size-asian="12pt" style:font-size-complex="12pt"/>
    </style:style>
    <style:style style:name="T16" style:family="text">
      <style:text-properties style:font-name="Source Han Sans JP" fo:font-size="8pt" fo:font-weight="normal"/>
    </style:style>
    <style:style style:name="T17" style:family="text">
      <style:text-properties style:font-name="Source Han Sans JP" fo:font-size="8pt" fo:font-weight="normal" style:font-name-asian="Noto Sans Display Medium1" style:font-size-asian="12pt" style:font-weight-asian="normal" style:font-size-complex="12pt" style:font-weight-complex="normal"/>
    </style:style>
    <style:style style:name="T18" style:family="text">
      <style:text-properties style:font-name="Source Han Sans JP" fo:font-size="12pt" fo:font-weight="normal" style:font-name-asian="Noto Sans Display Medium1" style:font-size-asian="12pt" style:font-weight-asian="normal" style:font-size-complex="12pt" style:font-weight-complex="normal"/>
    </style:style>
    <style:style style:name="T19" style:family="text">
      <style:text-properties style:font-name="Source Han Sans JP" fo:font-size="8pt" fo:font-weight="bold" style:font-name-asian="Noto Sans Display Medium1" style:font-size-asian="8pt" style:font-weight-asian="bold" style:font-size-complex="8pt" style:font-weight-complex="bold"/>
    </style:style>
    <style:style style:name="T20" style:family="text">
      <style:text-properties fo:color="#666666" loext:opacity="100%" style:font-name="Source Han Sans JP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Source Han Sans JP" fo:font-weight="bold" style:font-name-asian="Noto Sans Display Medium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433cm" svg:height="1.766cm" svg:x="1.908cm" svg:y="13.071cm">
          <text:p text:style-name="P1"><text:span text:style-name="T1">L</text:span><text:span text:style-name="T1">a</text:span><text:span text:style-name="T1">y</text:span><text:span text:style-name="T1">e</text:span><text:span text:style-name="T1">r 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433cm" svg:height="1.766cm" svg:x="1.908cm" svg:y="11.044cm">
          <text:p text:style-name="P1"><text:span text:style-name="T1">L</text:span><text:span text:style-name="T1">a</text:span><text:span text:style-name="T1">y</text:span><text:span text:style-name="T1">e</text:span><text:span text:style-name="T1">r </text:span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33cm" svg:height="1.767cm" svg:x="1.908cm" svg:y="9.016cm">
          <text:p text:style-name="P1"><text:span text:style-name="T1">L</text:span><text:span text:style-name="T1">a</text:span><text:span text:style-name="T1">y</text:span><text:span text:style-name="T1">e</text:span><text:span text:style-name="T1">r </text:span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433cm" svg:height="1.765cm" svg:x="1.908cm" svg:y="6.992cm">
          <text:p text:style-name="P1"><text:span text:style-name="T1">L</text:span><text:span text:style-name="T1">a</text:span><text:span text:style-name="T1">y</text:span><text:span text:style-name="T1">e</text:span><text:span text:style-name="T1">r </text:span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433cm" svg:height="1.766cm" svg:x="1.908cm" svg:y="4.963cm">
          <text:p text:style-name="P1"><text:span text:style-name="T1">L</text:span><text:span text:style-name="T1">a</text:span><text:span text:style-name="T1">y</text:span><text:span text:style-name="T1">e</text:span><text:span text:style-name="T1">r </text:span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433cm" svg:height="1.767cm" svg:x="1.908cm" svg:y="2.939cm">
          <text:p text:style-name="P1"><text:span text:style-name="T1">L</text:span><text:span text:style-name="T1">a</text:span><text:span text:style-name="T1">y</text:span><text:span text:style-name="T1">e</text:span><text:span text:style-name="T1">r 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33cm" svg:height="1.766cm" svg:x="1.908cm" svg:y="0.912cm">
          <text:p text:style-name="P1"><text:span text:style-name="T1">L</text:span><text:span text:style-name="T1">a</text:span><text:span text:style-name="T1">y</text:span><text:span text:style-name="T1">e</text:span><text:span text:style-name="T1">r 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218cm" svg:height="1.766cm" svg:x="6.584cm" svg:y="13.072cm">
          <text:p text:style-name="P9"><text:span text:style-name="T2">物</text:span><text:span text:style-name="T2">理</text:span><text:span text:style-name="T2">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18cm" svg:height="1.766cm" svg:x="6.584cm" svg:y="11.045cm">
          <text:p text:style-name="P9"><text:span text:style-name="T2">デ</text:span><text:span text:style-name="T2">ー</text:span><text:span text:style-name="T2">タ</text:span><text:span text:style-name="T2">リ</text:span><text:span text:style-name="T2">ン</text:span><text:span text:style-name="T2">ク</text:span><text:span text:style-name="T2">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6.584cm" svg:y="9.017cm">
          <text:p text:style-name="P9"><text:span text:style-name="T2">ネ</text:span><text:span text:style-name="T2">ッ</text:span><text:span text:style-name="T2">ト</text:span><text:span text:style-name="T2">ワ</text:span><text:span text:style-name="T2">ー</text:span><text:span text:style-name="T2">ク</text:span><text:span text:style-name="T2">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6.584cm" svg:y="6.993cm">
          <text:p text:style-name="P9"><text:span text:style-name="T2">ト</text:span><text:span text:style-name="T2">ラ</text:span><text:span text:style-name="T2">ン</text:span><text:span text:style-name="T2">ス</text:span><text:span text:style-name="T2">ポ</text:span><text:span text:style-name="T2">ー</text:span><text:span text:style-name="T2">ト</text:span><text:span text:style-name="T2">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7.218cm" svg:height="1.766cm" svg:x="6.584cm" svg:y="4.964cm">
          <text:p text:style-name="P9"><text:span text:style-name="T2">セ</text:span><text:span text:style-name="T2">ッ</text:span><text:span text:style-name="T2">シ</text:span><text:span text:style-name="T2">ョ</text:span><text:span text:style-name="T2">ン</text:span><text:span text:style-name="T2">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218cm" svg:height="1.767cm" svg:x="6.584cm" svg:y="2.94cm">
          <text:p text:style-name="P9"><text:span text:style-name="T2">プ</text:span><text:span text:style-name="T2">レ</text:span><text:span text:style-name="T2">ゼ</text:span><text:span text:style-name="T2">ン</text:span><text:span text:style-name="T2">テ</text:span><text:span text:style-name="T2">ー</text:span><text:span text:style-name="T2">シ</text:span><text:span text:style-name="T2">ョ</text:span><text:span text:style-name="T2">ン</text:span><text:span text:style-name="T2">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7.218cm" svg:height="1.766cm" svg:x="6.584cm" svg:y="0.913cm">
          <text:p text:style-name="P9"><text:span text:style-name="T2">ア</text:span><text:span text:style-name="T2">プ</text:span><text:span text:style-name="T2">リ</text:span><text:span text:style-name="T2">ケ</text:span><text:span text:style-name="T2">ー</text:span><text:span text:style-name="T2">シ</text:span><text:span text:style-name="T2">ョ</text:span><text:span text:style-name="T2">ン</text:span><text:span text:style-name="T2">層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045cm" svg:height="1.766cm" svg:x="14.047cm" svg:y="13.073cm">
          <text:p text:style-name="P17"><text:span text:style-name="T3">物</text:span><text:span text:style-name="T3">理</text:span><text:span text:style-name="T3">的</text:span><text:span text:style-name="T3">な</text:span><text:span text:style-name="T3">接</text:span><text:span text:style-name="T3">続</text:span><text:span text:style-name="T3">に</text:span><text:span text:style-name="T3">お</text:span><text:span text:style-name="T3">け</text:span><text:span text:style-name="T3">る</text:span><text:span text:style-name="T3">規</text:span><text:span text:style-name="T3">格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12.045cm" svg:height="1.766cm" svg:x="14.047cm" svg:y="11.046cm">
          <text:p text:style-name="P17"><text:span text:style-name="T3">隣</text:span><text:span text:style-name="T3">接</text:span><text:span text:style-name="T3">的</text:span><text:span text:style-name="T3">に</text:span><text:span text:style-name="T3">接</text:span><text:span text:style-name="T3">続</text:span><text:span text:style-name="T3">さ</text:span><text:span text:style-name="T3">れ</text:span><text:span text:style-name="T3">て</text:span><text:span text:style-name="T3">い</text:span><text:span text:style-name="T3">る</text:span><text:span text:style-name="T3">通</text:span><text:span text:style-name="T3">信</text:span><text:span text:style-name="T3">機</text:span><text:span text:style-name="T3">器</text:span><text:span text:style-name="T3">間</text:span><text:span text:style-name="T3">の</text:span><text:span text:style-name="T3">信</text:span><text:span text:style-name="T3">号</text:span><text:span text:style-name="T3">の</text:span><text:span text:style-name="T3">受</text:span><text:span text:style-name="T3">け</text:span><text:span text:style-name="T3">渡</text:span><text:span text:style-name="T3">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2.045cm" svg:height="1.767cm" svg:x="14.047cm" svg:y="9.018cm">
          <text:p text:style-name="P17"><text:span text:style-name="T3">通</text:span><text:span text:style-name="T3">信</text:span><text:span text:style-name="T3">相</text:span><text:span text:style-name="T3">手</text:span><text:span text:style-name="T3">と</text:span><text:span text:style-name="T3">の</text:span><text:span text:style-name="T3">通</text:span><text:span text:style-name="T3">信</text:span><text:span text:style-name="T3">経</text:span><text:span text:style-name="T3">路</text:span><text:span text:style-name="T3">の</text:span><text:span text:style-name="T3">選</text:span><text:span text:style-name="T3">択</text:span><text:span text:style-name="T3">（</text:span><text:span text:style-name="T3">ル</text:span><text:span text:style-name="T3">ー</text:span><text:span text:style-name="T3">テ</text:span><text:span text:style-name="T3">ィ</text:span><text:span text:style-name="T3">ン</text:span><text:span text:style-name="T3">グ</text:span><text:span text:style-name="T3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12.045cm" svg:height="1.765cm" svg:x="14.047cm" svg:y="6.994cm">
          <text:p text:style-name="P17"><text:span text:style-name="T3">通</text:span><text:span text:style-name="T3">信</text:span><text:span text:style-name="T3">相</text:span><text:span text:style-name="T3">手</text:span><text:span text:style-name="T3">と</text:span><text:span text:style-name="T3">の</text:span><text:span text:style-name="T3">通</text:span><text:span text:style-name="T3">信</text:span><text:span text:style-name="T3">の</text:span><text:span text:style-name="T3">管</text:span><text:span text:style-name="T3">理</text:span></text:p>
          <text:p text:style-name="P17"><text:span text:style-name="T3">（</text:span><text:span text:style-name="T3">確</text:span><text:span text:style-name="T3">実</text:span><text:span text:style-name="T3">に</text:span><text:span text:style-name="T3">通</text:span><text:span text:style-name="T3">信</text:span><text:span text:style-name="T3">で</text:span><text:span text:style-name="T3">き</text:span><text:span text:style-name="T3">て</text:span><text:span text:style-name="T3">い</text:span><text:span text:style-name="T3">る</text:span><text:span text:style-name="T3">か</text:span><text:span text:style-name="T3">の</text:span><text:span text:style-name="T3">確</text:span><text:span text:style-name="T3">認</text:span><text:span text:style-name="T3">や</text:span><text:span text:style-name="T3">再</text:span><text:span text:style-name="T3">送</text:span><text:span text:style-name="T3">制</text:span><text:span text:style-name="T3">御</text:span><text:span text:style-name="T3">な</text:span><text:span text:style-name="T3">ど</text:span><text:span text:style-name="T3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12.045cm" svg:height="1.766cm" svg:x="14.047cm" svg:y="4.965cm">
          <text:p text:style-name="P17"><text:span text:style-name="T3">通</text:span><text:span text:style-name="T3">信</text:span><text:span text:style-name="T3">の</text:span><text:span text:style-name="T3">開</text:span><text:span text:style-name="T3">始</text:span><text:span text:style-name="T3">か</text:span><text:span text:style-name="T3">ら</text:span><text:span text:style-name="T3">終</text:span><text:span text:style-name="T3">了</text:span><text:span text:style-name="T3">ま</text:span><text:span text:style-name="T3">で</text:span><text:span text:style-name="T3">の</text:span><text:span text:style-name="T3">手</text:span><text:span text:style-name="T3">順</text:span><text:span text:style-name="T3">の</text:span><text:span text:style-name="T3">制</text:span><text:span text:style-name="T3">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12.045cm" svg:height="1.767cm" svg:x="14.047cm" svg:y="2.941cm">
          <text:p text:style-name="P17"><text:span text:style-name="T3">デ</text:span><text:span text:style-name="T3">ー</text:span><text:span text:style-name="T3">タ</text:span><text:span text:style-name="T3">フ</text:span><text:span text:style-name="T3">ォ</text:span><text:span text:style-name="T3">ー</text:span><text:span text:style-name="T3">マ</text:span><text:span text:style-name="T3">ッ</text:span><text:span text:style-name="T3">ト</text:span><text:span text:style-name="T3">の</text:span><text:span text:style-name="T3">変</text:span><text:span text:style-name="T3">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12.045cm" svg:height="1.766cm" svg:x="14.047cm" svg:y="0.914cm">
          <text:p text:style-name="P17"><text:span text:style-name="T3">ア</text:span><text:span text:style-name="T3">プ</text:span><text:span text:style-name="T3">リ</text:span><text:span text:style-name="T3">ケ</text:span><text:span text:style-name="T3">ー</text:span><text:span text:style-name="T3">シ</text:span><text:span text:style-name="T3">ョ</text:span><text:span text:style-name="T3">ン</text:span><text:span text:style-name="T3">に</text:span><text:span text:style-name="T3">お</text:span><text:span text:style-name="T3">け</text:span><text:span text:style-name="T3">る</text:span><text:span text:style-name="T3">通</text:span><text:span text:style-name="T3">信</text:span><text:span text:style-name="T3">サ</text:span><text:span text:style-name="T3">ー</text:span><text:span text:style-name="T3">ビ</text:span><text:span text:style-name="T3">ス</text:span><text:span text:style-name="T3">の</text:span><text:span text:style-name="T3">提</text:span><text:span text:style-name="T3">供</text:span><text:span text:style-name="T3"><text:line-break/></text:span><text:span text:style-name="T3">（</text:span><text:span text:style-name="T3">W</text:span><text:span text:style-name="T3">e</text:span><text:span text:style-name="T3">b</text:span><text:span text:style-name="T3">、</text:span><text:span text:style-name="T3">フ</text:span><text:span text:style-name="T3">ァ</text:span><text:span text:style-name="T3">イ</text:span><text:span text:style-name="T3">ル</text:span><text:span text:style-name="T3">転</text:span><text:span text:style-name="T3">送</text:span><text:span text:style-name="T3">、</text:span><text:span text:style-name="T3">メ</text:span><text:span text:style-name="T3">ー</text:span><text:span text:style-name="T3">ル</text:span><text:span text:style-name="T3">な</text:span><text:span text:style-name="T3">ど</text:span><text:span text:style-name="T3">）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10" draw:layer="layout" svg:width="7.218cm" svg:height="1.766cm" svg:x="1.928cm" svg:y="13.072cm">
          <text:p text:style-name="P9"><text:span text:style-name="T2">物理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18cm" svg:height="1.766cm" svg:x="1.928cm" svg:y="11.045cm">
          <text:p text:style-name="P9"><text:span text:style-name="T2">データリン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1.928cm" svg:y="9.017cm">
          <text:p text:style-name="P9"><text:span text:style-name="T2">ネットワー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1.928cm" svg:y="6.993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7.218cm" svg:height="1.766cm" svg:x="1.928cm" svg:y="4.964cm">
          <text:p text:style-name="P9"><text:span text:style-name="T2">セッ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218cm" svg:height="1.767cm" svg:x="1.928cm" svg:y="2.94cm">
          <text:p text:style-name="P9"><text:span text:style-name="T2">プレゼンテー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7.218cm" svg:height="1.766cm" svg:x="1.928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7.218cm" svg:height="5.817cm" svg:x="9.494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7.218cm" svg:height="3.793cm" svg:x="9.494cm" svg:y="11.045cm">
          <text:p text:style-name="P26"><text:span text:style-name="T2">ネットワーク</text:span></text:p>
          <text:p text:style-name="P26"><text:span text:style-name="T2">インタフェース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9.494cm" svg:y="9.017cm">
          <text:p text:style-name="P9"><text:span text:style-name="T2">インターネッ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9.494cm" svg:y="6.993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9.013cm" svg:height="5.817cm" svg:x="17.06cm" svg:y="0.913cm">
          <text:p text:style-name="P9"><text:span text:style-name="T2">HTTP, FTP, POP3, SMTP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9.013cm" svg:height="1.765cm" svg:x="17.06cm" svg:y="6.993cm">
          <text:p text:style-name="P9"><text:span text:style-name="T2">TCP,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9.013cm" svg:height="1.765cm" svg:x="17.06cm" svg:y="9.019cm">
          <text:p text:style-name="P9"><text:span text:style-name="T2">IP, IC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9.013cm" svg:height="3.793cm" svg:x="17.06cm" svg:y="11.045cm">
          <text:p text:style-name="P9"><text:span text:style-name="T2">Ethernet, PPP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name="Graphic 17" draw:style-name="gr29" draw:text-style-name="P28" draw:layer="layout" svg:width="1.304cm" svg:height="1.304cm" svg:x="9.19cm" svg:y="8.822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24" draw:style-name="gr29" draw:text-style-name="P28" draw:layer="layout" svg:width="1.304cm" svg:height="1.304cm" svg:x="3.394cm" svg:y="12.898cm">
          <draw:image xlink:href="Pictures/10000001000000C8000000C821F10FC011904EF0.png" xlink:type="simple" xlink:show="embed" xlink:actuate="onLoad" draw:mime-type="image/png">
            <text:p/>
          </draw:image>
        </draw:frame>
        <draw:custom-shape draw:style-name="gr30" draw:text-style-name="P30" draw:layer="layout" svg:width="1.582cm" svg:height="1.582cm" svg:x="5.686cm" svg:y="4.968cm">
          <text:p text:style-name="P29"><text:span text:style-name="T4">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1.582cm" svg:height="1.583cm" svg:x="19.097cm" svg:y="3.922cm">
          <text:p text:style-name="P29"><text:span text:style-name="T4">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1.582cm" svg:height="1.583cm" svg:x="24.314cm" svg:y="9.518cm">
          <text:p text:style-name="P29"><text:span text:style-name="T4">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1" draw:layer="layout" svg:width="11.595cm" svg:height="7.259cm" svg:x="0.652cm" svg:y="7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2" draw:layer="layout" svg:x1="5.895cm" svg:y1="5.176cm" svg:x2="0cm" svg:y2="2.042cm">
          <text:p/>
        </draw:line>
        <draw:line draw:style-name="gr33" draw:text-style-name="P32" draw:layer="layout" svg:x1="5.686cm" svg:y1="5.709cm" svg:x2="0cm" svg:y2="5.802cm">
          <text:p/>
        </draw:line>
        <draw:custom-shape draw:style-name="gr34" draw:text-style-name="P33" draw:layer="layout" svg:width="0.743cm" svg:height="0.743cm" svg:x="4.558cm" svg:y="8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2" draw:layer="layout" svg:x1="5.095cm" svg:y1="8.966cm" svg:x2="6.19cm" svg:y2="6.55cm">
          <text:p/>
        </draw:line>
        <draw:custom-shape draw:style-name="gr35" draw:text-style-name="P35" draw:layer="layout" svg:width="1.732cm" svg:height="0.59cm" svg:x="3.127cm" svg:y="8.79cm">
          <text:p text:style-name="P34"><text:span text:style-name="T5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732cm" svg:height="0.59cm" svg:x="0.8cm" svg:y="8.442cm">
          <text:p text:style-name="P34"><text:span text:style-name="T5">ISP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2.999cm" svg:y="1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7.488cm" svg:y="10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draw:layer="layout" svg:width="1.732cm" svg:height="0.59cm" svg:x="3.543cm" svg:y="11.27cm">
          <text:p text:style-name="P36"><text:span text:style-name="T6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1.732cm" svg:height="0.59cm" svg:x="6.629cm" svg:y="9.521cm">
          <text:p text:style-name="P36"><text:span text:style-name="T6">NOC</text:span></text:p>
          <draw:enhanced-geometry svg:viewBox="0 0 21600 21600" draw:type="rectangle" draw:enhanced-path="M 0 0 L 21600 0 21600 21600 0 21600 0 0 Z N"/>
        </draw:custom-shape>
        <draw:line draw:style-name="gr33" draw:text-style-name="P32" draw:layer="layout" svg:x1="4.7cm" svg:y1="9.709cm" svg:x2="3.543cm" svg:y2="11.663cm">
          <text:p/>
        </draw:line>
        <draw:line draw:style-name="gr33" draw:text-style-name="P32" draw:layer="layout" svg:x1="5.301cm" svg:y1="9.497cm" svg:x2="7.488cm" svg:y2="10.348cm">
          <text:p/>
        </draw:line>
        <draw:frame draw:name="Graphic 1" draw:style-name="gr29" draw:text-style-name="P28" draw:layer="layout" svg:width="1.304cm" svg:height="1.304cm" svg:x="9.469cm" svg:y="10.853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2" draw:style-name="gr29" draw:text-style-name="P28" draw:layer="layout" svg:width="1.304cm" svg:height="1.304cm" svg:x="1.111cm" svg:y="10.357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3" draw:style-name="gr29" draw:text-style-name="P28" draw:layer="layout" svg:width="1.304cm" svg:height="1.304cm" svg:x="8.165cm" svg:y="12.157cm">
          <draw:image xlink:href="Pictures/10000001000000C8000000C855C8E72BEE46EA4C.png" xlink:type="simple" xlink:show="embed" xlink:actuate="onLoad" draw:mime-type="image/png">
            <text:p/>
          </draw:image>
        </draw:frame>
        <draw:line draw:style-name="gr33" draw:text-style-name="P32" draw:layer="layout" svg:x1="2.999cm" svg:y1="11.883cm" svg:x2="2.149cm" svg:y2="11.198cm">
          <text:p/>
        </draw:line>
        <draw:line draw:style-name="gr33" draw:text-style-name="P32" draw:layer="layout" svg:x1="3.567cm" svg:y1="12.406cm" svg:x2="4.015cm" svg:y2="12.898cm">
          <text:p/>
        </draw:line>
        <draw:line draw:style-name="gr33" draw:text-style-name="P32" draw:layer="layout" svg:x1="7.937cm" svg:y1="10.776cm" svg:x2="8.433cm" svg:y2="12.403cm">
          <text:p/>
        </draw:line>
        <draw:line draw:style-name="gr33" draw:text-style-name="P32" draw:layer="layout" svg:x1="8.231cm" svg:y1="10.584cm" svg:x2="9.709cm" svg:y2="11.387cm">
          <text:p/>
        </draw:line>
        <draw:line draw:style-name="gr33" draw:text-style-name="P32" draw:layer="layout" svg:x1="8.231cm" svg:y1="10.277cm" svg:x2="9.425cm" svg:y2="9.592cm">
          <text:p/>
        </draw:line>
        <draw:line draw:style-name="gr33" draw:text-style-name="P32" draw:layer="layout" svg:x1="19.097cm" svg:y1="4.725cm" svg:x2="7.268cm" svg:y2="5.741cm">
          <text:p/>
        </draw:line>
        <draw:line draw:style-name="gr33" draw:text-style-name="P32" draw:layer="layout" svg:x1="24.54cm" svg:y1="9.662cm" svg:x2="20.679cm" svg:y2="4.985cm">
          <text:p/>
        </draw:line>
        <draw:line draw:style-name="gr33" draw:text-style-name="P32" draw:layer="layout" svg:x1="25.159cm" svg:y1="15.75cm" svg:x2="25.159cm" svg:y2="11.101cm">
          <text:p/>
        </draw:line>
        <draw:line draw:style-name="gr33" draw:text-style-name="P32" draw:layer="layout" svg:x1="28cm" svg:y1="9.355cm" svg:x2="25.896cm" svg:y2="10.394cm">
          <text:p/>
        </draw:line>
        <draw:custom-shape draw:style-name="gr36" draw:text-style-name="P31" draw:layer="layout" svg:width="9.956cm" svg:height="8.753cm" svg:x="12.828cm" svg:y="6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15.139cm" svg:y="5.741cm">
          <text:p text:style-name="P34"><text:span text:style-name="T5">ISP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18.072cm" svg:y="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15.828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20.009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5.243cm" svg:height="4.843cm" svg:x="13.703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13.438cm" svg:y="9.543cm">
          <text:p text:style-name="P34"><text:span text:style-name="T5">ISP</text:span></text:p>
          <draw:enhanced-geometry svg:viewBox="0 0 21600 21600" draw:type="rectangle" draw:enhanced-path="M 0 0 L 21600 0 21600 21600 0 21600 0 0 Z N"/>
        </draw:custom-shape>
        <draw:frame draw:name="Graphic 4" draw:style-name="gr29" draw:text-style-name="P28" draw:layer="layout" svg:width="1.304cm" svg:height="1.304cm" svg:x="14.127cm" svg:y="11.609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5" draw:style-name="gr29" draw:text-style-name="P28" draw:layer="layout" svg:width="1.304cm" svg:height="1.304cm" svg:x="16.466cm" svg:y="12.27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6" draw:style-name="gr29" draw:text-style-name="P28" draw:layer="layout" svg:width="1.304cm" svg:height="1.304cm" svg:x="18.946cm" svg:y="12.531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7" draw:style-name="gr29" draw:text-style-name="P28" draw:layer="layout" svg:width="1.304cm" svg:height="1.304cm" svg:x="15.095cm" svg:y="7.64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8" draw:style-name="gr29" draw:text-style-name="P28" draw:layer="layout" svg:width="1.304cm" svg:height="1.304cm" svg:x="20.757cm" svg:y="11.48cm">
          <draw:image xlink:href="Pictures/10000001000000C8000000C821F10FC011904EF0.png" xlink:type="simple" xlink:show="embed" xlink:actuate="onLoad" draw:mime-type="image/png">
            <text:p/>
          </draw:image>
        </draw:frame>
        <draw:custom-shape draw:style-name="gr35" draw:text-style-name="P37" draw:layer="layout" svg:width="1.732cm" svg:height="0.59cm" svg:x="14.401cm" svg:y="10.466cm">
          <text:p text:style-name="P36"><text:span text:style-name="T6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1.732cm" svg:height="0.59cm" svg:x="18.677cm" svg:y="7.187cm">
          <text:p text:style-name="P36"><text:span text:style-name="T6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732cm" svg:height="0.59cm" svg:x="20.567cm" svg:y="9.509cm">
          <text:p text:style-name="P34"><text:span text:style-name="T5">NOC</text:span></text:p>
          <draw:enhanced-geometry svg:viewBox="0 0 21600 21600" draw:type="rectangle" draw:enhanced-path="M 0 0 L 21600 0 21600 21600 0 21600 0 0 Z N"/>
        </draw:custom-shape>
        <draw:line draw:style-name="gr33" draw:text-style-name="P32" draw:layer="layout" svg:x1="18.639cm" svg:y1="7.034cm" svg:x2="19.419cm" svg:y2="5.363cm">
          <text:p/>
        </draw:line>
        <draw:line draw:style-name="gr33" draw:text-style-name="P32" draw:layer="layout" svg:x1="16.371cm" svg:y1="10.672cm" svg:x2="18.214cm" svg:y2="7.63cm">
          <text:p/>
        </draw:line>
        <draw:line draw:style-name="gr33" draw:text-style-name="P32" draw:layer="layout" svg:x1="20.198cm" svg:y1="9.509cm" svg:x2="18.677cm" svg:y2="7.63cm">
          <text:p/>
        </draw:line>
        <draw:line draw:style-name="gr33" draw:text-style-name="P32" draw:layer="layout" svg:x1="16.159cm" svg:y1="8.22cm" svg:x2="18.072cm" svg:y2="7.441cm">
          <text:p/>
        </draw:line>
        <draw:line draw:style-name="gr33" draw:text-style-name="P32" draw:layer="layout" svg:x1="15.167cm" svg:y1="11.995cm" svg:x2="15.828cm" svg:y2="11.267cm">
          <text:p/>
        </draw:line>
        <draw:line draw:style-name="gr33" draw:text-style-name="P32" draw:layer="layout" svg:x1="16.891cm" svg:y1="12.27cm" svg:x2="16.371cm" svg:y2="11.367cm">
          <text:p/>
        </draw:line>
        <draw:line draw:style-name="gr33" draw:text-style-name="P32" draw:layer="layout" svg:x1="19.631cm" svg:y1="12.531cm" svg:x2="20.222cm" svg:y2="10.252cm">
          <text:p/>
        </draw:line>
        <draw:line draw:style-name="gr33" draw:text-style-name="P32" draw:layer="layout" svg:x1="21.285cm" svg:y1="11.48cm" svg:x2="20.579cm" svg:y2="10.252cm">
          <text:p/>
        </draw:line>
        <draw:custom-shape draw:style-name="gr38" draw:text-style-name="P31" draw:layer="layout" svg:width="9.578cm" svg:height="4.583cm" svg:x="6.355cm" svg:y="0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7.606cm" svg:y="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9" draw:layer="layout" svg:width="1.732cm" svg:height="0.59cm" svg:x="7.606cm" svg:y="3.473cm">
          <text:p text:style-name="P38"><text:span text:style-name="T7">NOC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11.22cm" svg:y="2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draw:layer="layout" svg:width="1.732cm" svg:height="0.59cm" svg:x="11.504cm" svg:y="1.678cm">
          <text:p text:style-name="P36"><text:span text:style-name="T6">NOC</text:span></text:p>
          <draw:enhanced-geometry svg:viewBox="0 0 21600 21600" draw:type="rectangle" draw:enhanced-path="M 0 0 L 21600 0 21600 21600 0 21600 0 0 Z N"/>
        </draw:custom-shape>
        <draw:frame draw:name="Graphic 9" draw:style-name="gr29" draw:text-style-name="P28" draw:layer="layout" svg:width="1.304cm" svg:height="1.304cm" svg:x="9.969cm" svg:y="3.223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10" draw:style-name="gr29" draw:text-style-name="P28" draw:layer="layout" svg:width="1.304cm" svg:height="1.304cm" svg:x="13.182cm" svg:y="2.774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11" draw:style-name="gr29" draw:text-style-name="P28" draw:layer="layout" svg:width="1.304cm" svg:height="1.304cm" svg:x="9.332cm" svg:y="0.671cm">
          <draw:image xlink:href="Pictures/10000001000000C8000000C855C8E72BEE46EA4C.png" xlink:type="simple" xlink:show="embed" xlink:actuate="onLoad" draw:mime-type="image/png">
            <text:p/>
          </draw:image>
        </draw:frame>
        <draw:line draw:style-name="gr33" draw:text-style-name="P32" draw:layer="layout" svg:x1="6.733cm" svg:y1="4.968cm" svg:x2="7.749cm" svg:y2="3.473cm">
          <text:p/>
        </draw:line>
        <draw:line draw:style-name="gr33" draw:text-style-name="P32" draw:layer="layout" svg:x1="8.349cm" svg:y1="3.024cm" svg:x2="11.22cm" svg:y2="2.504cm">
          <text:p/>
        </draw:line>
        <draw:line draw:style-name="gr33" draw:text-style-name="P32" draw:layer="layout" svg:x1="10.447cm" svg:y1="1.507cm" svg:x2="11.32cm" svg:y2="2.097cm">
          <text:p/>
        </draw:line>
        <draw:line draw:style-name="gr33" draw:text-style-name="P32" draw:layer="layout" svg:x1="11.41cm" svg:y1="2.788cm" svg:x2="10.962cm" svg:y2="3.52cm">
          <text:p/>
        </draw:line>
        <draw:line draw:style-name="gr33" draw:text-style-name="P32" draw:layer="layout" svg:x1="11.963cm" svg:y1="2.528cm" svg:x2="13.418cm" svg:y2="3.142cm">
          <text:p/>
        </draw:line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39" draw:text-style-name="P32" draw:layer="layout" svg:x1="28cm" svg:y1="7.922cm" svg:x2="0cm" svg:y2="7.922cm">
          <text:p/>
        </draw:line>
        <draw:frame draw:style-name="gr40" draw:text-style-name="P32" draw:layer="layout" svg:width="5.463cm" svg:height="4.802cm" svg:x="8.284cm" svg:y="1.223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line draw:style-name="gr41" draw:text-style-name="P32" draw:layer="layout" svg:x1="11.015cm" svg:y1="7.922cm" svg:x2="11.015cm" svg:y2="5.434cm">
          <text:p/>
        </draw:line>
        <draw:frame draw:style-name="gr40" draw:text-style-name="P32" draw:layer="layout" svg:width="5.463cm" svg:height="4.802cm" svg:x="20.222cm" svg:y="1.223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line draw:style-name="gr39" draw:text-style-name="P32" draw:layer="layout" svg:x1="22.953cm" svg:y1="7.922cm" svg:x2="22.953cm" svg:y2="5.434cm">
          <text:p/>
        </draw:line>
        <draw:frame draw:style-name="gr40" draw:text-style-name="P32" draw:layer="layout" svg:width="5.463cm" svg:height="4.802cm" svg:x="14.253cm" svg:y="9.815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line draw:style-name="gr42" draw:text-style-name="P32" draw:layer="layout" svg:x1="16.984cm" svg:y1="10.41cm" svg:x2="16.984cm" svg:y2="7.922cm">
          <text:p/>
        </draw:line>
        <draw:frame draw:style-name="gr40" draw:text-style-name="P32" draw:layer="layout" svg:width="5.463cm" svg:height="4.802cm" svg:x="2.315cm" svg:y="9.795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line draw:style-name="gr41" draw:text-style-name="P32" draw:layer="layout" svg:x1="5.046cm" svg:y1="10.39cm" svg:x2="5.046cm" svg:y2="7.902cm">
          <text:p/>
        </draw:line>
        <draw:line draw:style-name="gr41" draw:text-style-name="P32" draw:layer="layout" svg:x1="11.126cm" svg:y1="7.922cm" svg:x2="4.946cm" svg:y2="7.922cm">
          <text:p/>
        </draw:line>
        <draw:line draw:style-name="gr42" draw:text-style-name="P32" draw:layer="layout" svg:x1="17.097cm" svg:y1="7.922cm" svg:x2="12.931cm" svg:y2="7.922cm">
          <text:p/>
        </draw:line>
        <draw:frame draw:style-name="gr40" draw:text-style-name="P32" draw:layer="layout" svg:width="1.96cm" svg:height="1.96cm" svg:x="10.971cm" svg:y="6.945cm">
          <draw:image xlink:href="Pictures/1000010C00000295000002958DF186621D7856FC.svg" xlink:type="simple" xlink:show="embed" xlink:actuate="onLoad" draw:mime-type="image/svg+xml">
            <text:p/>
          </draw:image>
          <draw:image xlink:href="Pictures/1000000100000019000000195DC0196482DACD51.png" xlink:type="simple" xlink:show="embed" xlink:actuate="onLoad" draw:mime-type="image/png"/>
        </draw:frame>
        <presentation:notes draw:style-name="dp2">
          <draw:page-thumbnail draw:style-name="gr22" draw:layer="layout" svg:width="19.798cm" svg:height="11.136cm" svg:x="0.6cm" svg:y="2.257cm" draw:page-number="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0" draw:text-style-name="P32" draw:layer="layout" svg:width="5.463cm" svg:height="4.802cm" svg:x="11.269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frame draw:style-name="gr40" draw:text-style-name="P32" draw:layer="layout" svg:width="5.463cm" svg:height="4.802cm" svg:x="20.734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frame draw:style-name="gr40" draw:text-style-name="P32" draw:layer="layout" svg:width="5.463cm" svg:height="4.802cm" svg:x="1.804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frame draw:style-name="gr40" draw:text-style-name="P32" draw:layer="layout" svg:width="3.863cm" svg:height="3.863cm" svg:x="11.558cm" svg:y="1.522cm">
          <draw:image xlink:href="Pictures/10000373000001C2000001C23FD188C3196B07A0.svg" xlink:type="simple" xlink:show="embed" xlink:actuate="onLoad" draw:mime-type="image/svg+xml">
            <text:p/>
          </draw:image>
          <draw:image xlink:href="Pictures/10000001000000110000001108E253AB5A1B715A.png" xlink:type="simple" xlink:show="embed" xlink:actuate="onLoad" draw:mime-type="image/png"/>
        </draw:frame>
        <draw:line draw:style-name="gr41" draw:text-style-name="P32" draw:layer="layout" svg:x1="5.741cm" svg:y1="9.708cm" svg:x2="11.765cm" svg:y2="4.842cm">
          <text:p/>
        </draw:line>
        <draw:line draw:style-name="gr39" draw:text-style-name="P32" draw:layer="layout" svg:x1="21.238cm" svg:y1="9.708cm" svg:x2="15.214cm" svg:y2="4.842cm">
          <text:p/>
        </draw:line>
        <draw:line draw:style-name="gr41" draw:text-style-name="P32" draw:layer="layout" svg:x1="13.489cm" svg:y1="9.874cm" svg:x2="13.489cm" svg:y2="4.983cm">
          <text:p/>
        </draw:line>
        <draw:custom-shape draw:style-name="gr43" draw:text-style-name="P41" draw:layer="layout" svg:width="2.933cm" svg:height="0.59cm" svg:x="8.614cm" svg:y="2.85cm">
          <text:p text:style-name="P40"><text:span text:style-name="T8">Switch</text:span></text:p>
          <draw:enhanced-geometry svg:viewBox="0 0 21600 21600" draw:type="rectangle" draw:enhanced-path="M 0 0 L 21600 0 21600 21600 0 21600 0 0 Z N"/>
        </draw:custom-shape>
        <draw:line draw:style-name="gr44" draw:text-style-name="P32" draw:layer="layout" svg:x1="6.167cm" svg:y1="8.754cm" svg:x2="10.559cm" svg:y2="5.207cm">
          <text:p/>
        </draw:line>
        <draw:line draw:style-name="gr45" draw:text-style-name="P42" draw:layer="layout" svg:x1="11.269cm" svg:y1="5.878cm" svg:x2="6.877cm" svg:y2="9.425cm">
          <text:p/>
        </draw:line>
        <draw:custom-shape draw:style-name="gr43" draw:text-style-name="P44" draw:layer="layout" svg:width="2.933cm" svg:height="0.59cm" svg:x="6.356cm" svg:y="6.086cm">
          <text:p text:style-name="P43"><text:span text:style-name="T9">Send</text:span>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2.933cm" svg:height="0.59cm" svg:x="8.701cm" svg:y="7.821cm">
          <text:p text:style-name="P45"><text:span text:style-name="T10">Recei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frame draw:style-name="gr40" draw:text-style-name="P32" draw:layer="layout" svg:width="5.463cm" svg:height="4.802cm" svg:x="19.098cm" svg:y="1.436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948A07284BB6706D.png" xlink:type="simple" xlink:show="embed" xlink:actuate="onLoad" draw:mime-type="image/png"/>
          </draw:frame>
          <draw:frame draw:style-name="gr40" draw:text-style-name="P32" draw:layer="layout" svg:width="5.463cm" svg:height="4.802cm" svg:x="19.098cm" svg:y="9.805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948A07284BB6706D.png" xlink:type="simple" xlink:show="embed" xlink:actuate="onLoad" draw:mime-type="image/png"/>
          </draw:frame>
        </draw:g>
        <draw:g>
          <draw:frame draw:style-name="gr40" draw:text-style-name="P32" draw:layer="layout" svg:width="5.463cm" svg:height="4.802cm" svg:x="3.439cm" svg:y="1.436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948A07284BB6706D.png" xlink:type="simple" xlink:show="embed" xlink:actuate="onLoad" draw:mime-type="image/png"/>
          </draw:frame>
          <draw:frame draw:style-name="gr40" draw:text-style-name="P32" draw:layer="layout" svg:width="5.463cm" svg:height="4.802cm" svg:x="3.439cm" svg:y="9.805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948A07284BB6706D.png" xlink:type="simple" xlink:show="embed" xlink:actuate="onLoad" draw:mime-type="image/png"/>
          </draw:frame>
        </draw:g>
        <draw:g>
          <draw:custom-shape draw:style-name="gr46" draw:text-style-name="P32" draw:layer="layout" svg:width="8.032cm" svg:height="8.032cm" svg:x="9.99cm" svg:y="3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9" draw:text-style-name="P32" draw:layer="layout" svg:x1="10.802cm" svg:y1="10.253cm" svg:x2="9.408cm" svg:y2="11.64cm">
              <text:p/>
            </draw:line>
            <draw:g>
              <draw:line draw:style-name="gr39" draw:text-style-name="P32" draw:layer="layout" svg:x1="10.817cm" svg:y1="5.498cm" svg:x2="9.423cm" svg:y2="4.111cm">
                <text:p/>
              </draw:line>
              <draw:line draw:style-name="gr39" draw:text-style-name="P32" draw:layer="layout" svg:x1="17.196cm" svg:y1="5.499cm" svg:x2="18.59cm" svg:y2="4.112cm">
                <text:p/>
              </draw:line>
              <draw:line draw:style-name="gr39" draw:text-style-name="P32" draw:layer="layout" svg:x1="17.196cm" svg:y1="10.254cm" svg:x2="18.59cm" svg:y2="11.641cm">
                <text:p/>
              </draw:line>
            </draw:g>
          </draw:g>
        </draw:g>
        <draw:custom-shape draw:style-name="gr47" draw:text-style-name="P47" draw:layer="layout" svg:width="0.703cm" svg:height="0.703cm" svg:x="8.902cm" svg:y="9.10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8" draw:text-style-name="P42" draw:layer="layout" svg:x1="9.612cm" svg:y1="8.427cm" svg:x2="10.175cm" svg:y2="10.157cm">
          <text:p/>
        </draw:line>
        <draw:custom-shape draw:style-name="gr49" draw:text-style-name="P49" draw:layer="layout" svg:width="6.432cm" svg:height="1.339cm" svg:x="3.106cm" svg:y="7.362cm">
          <text:p text:style-name="P48"><text:span text:style-name="T11">Token</text:span></text:p>
          <text:p text:style-name="P48"><text:span text:style-name="T11">(Transmission righ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50" draw:text-style-name="P50" draw:layer="layout" svg:width="25.892cm" svg:height="3.638cm" svg:x="1.077cm" svg:y="6.43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4.109cm" svg:height="3.638cm" svg:x="1.077cm" svg:y="6.437cm">
          <text:p text:style-name="P51"><text:span text:style-name="T12">プリアンブル</text:span></text:p>
          <text:p text:style-name="P51"><text:span text:style-name="T12">8byte</text:span></text:p>
          <draw:enhanced-geometry svg:viewBox="0 0 21600 21600" draw:type="rectangle" draw:enhanced-path="M 0 0 L 21600 0 21600 21600 0 21600 0 0 Z N"/>
        </draw:custom-shape>
        <draw:custom-shape draw:style-name="gr52" draw:text-style-name="P53" draw:layer="layout" svg:width="3.159cm" svg:height="3.638cm" svg:x="5.186cm" svg:y="6.437cm">
          <text:p text:style-name="P51"><text:span text:style-name="T12">宛先</text:span></text:p>
          <text:p text:style-name="P51"><text:span text:style-name="T12">MAC</text:span><text:span text:style-name="T12">アドレス</text:span></text:p>
          <text:p text:style-name="P51"><text:span text:style-name="T12">6byte</text:span></text:p>
          <draw:enhanced-geometry svg:viewBox="0 0 21600 21600" draw:type="rectangle" draw:enhanced-path="M 0 0 L 21600 0 21600 21600 0 21600 0 0 Z N"/>
        </draw:custom-shape>
        <draw:custom-shape draw:style-name="gr52" draw:text-style-name="P53" draw:layer="layout" svg:width="3.159cm" svg:height="3.638cm" svg:x="8.345cm" svg:y="6.437cm">
          <text:p text:style-name="P51"><text:span text:style-name="T12">送信元</text:span></text:p>
          <text:p text:style-name="P51"><text:span text:style-name="T12">MAC</text:span><text:span text:style-name="T12">アドレス</text:span></text:p>
          <text:p text:style-name="P51"><text:span text:style-name="T12">6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3" draw:layer="layout" svg:width="2cm" svg:height="3.638cm" svg:x="11.504cm" svg:y="6.437cm">
          <text:p text:style-name="P51"><text:span text:style-name="T12">タイプ</text:span></text:p>
          <text:p text:style-name="P51"><text:span text:style-name="T12">2byte</text:span></text:p>
          <draw:enhanced-geometry svg:viewBox="0 0 21600 21600" draw:type="rectangle" draw:enhanced-path="M 0 0 L 21600 0 21600 21600 0 21600 0 0 Z N"/>
        </draw:custom-shape>
        <draw:custom-shape draw:style-name="gr54" draw:text-style-name="P54" draw:layer="layout" svg:width="11.079cm" svg:height="3.638cm" svg:x="13.504cm" svg:y="6.437cm">
          <text:p text:style-name="P51"><text:span text:style-name="T12">データ（ペイロード）</text:span></text:p>
          <text:p text:style-name="P51"><text:span text:style-name="T12">46~1500byte</text:span></text:p>
          <draw:enhanced-geometry svg:viewBox="0 0 21600 21600" draw:type="rectangle" draw:enhanced-path="M 0 0 L 21600 0 21600 21600 0 21600 0 0 Z N"/>
        </draw:custom-shape>
        <draw:custom-shape draw:style-name="gr55" draw:text-style-name="P54" draw:layer="layout" svg:width="2.386cm" svg:height="3.638cm" svg:x="24.583cm" svg:y="6.437cm">
          <text:p text:style-name="P51"><text:span text:style-name="T12">FCS</text:span></text:p>
          <text:p text:style-name="P51"><text:span text:style-name="T12">4byte</text:span></text:p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0.719cm" svg:height="4.111cm" draw:transform="rotate (-1.5707963267949) translate (5.183cm 10.288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56" draw:layer="layout" svg:width="3.497cm" svg:height="1.064cm" svg:x="1.384cm" svg:y="11.177cm">
          <draw:text-box>
            <text:p text:style-name="P55"><text:span text:style-name="T13">物</text:span><text:span text:style-name="T13">理</text:span><text:span text:style-name="T13">ヘ</text:span><text:span text:style-name="T13">ッ</text:span><text:span text:style-name="T13">ダ</text:span></text:p>
          </draw:text-box>
        </draw:frame>
        <draw:custom-shape draw:style-name="gr58" draw:text-style-name="P42" draw:layer="layout" svg:width="0.719cm" svg:height="8.315cm" draw:transform="rotate (-1.5707963267949) translate (13.498cm 10.288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56" draw:layer="layout" svg:width="5.788cm" svg:height="1.064cm" svg:x="6.451cm" svg:y="11.177cm">
          <draw:text-box>
            <text:p text:style-name="P55"><text:span text:style-name="T13">E</text:span><text:span text:style-name="T13">t</text:span><text:span text:style-name="T13">h</text:span><text:span text:style-name="T13">e</text:span><text:span text:style-name="T13">r</text:span><text:span text:style-name="T13">n</text:span><text:span text:style-name="T13">e</text:span><text:span text:style-name="T13">t</text:span><text:span text:style-name="T13">ヘ</text:span><text:span text:style-name="T13">ッ</text:span><text:span text:style-name="T13">ダ</text:span></text:p>
          </draw:text-box>
        </draw:frame>
        <draw:g>
          <draw:frame draw:style-name="gr59" draw:text-style-name="P57" draw:layer="layout" svg:width="9.919cm" svg:height="1.877cm" svg:x="9.041cm" svg:y="0.69cm">
            <draw:text-box>
              <text:p text:style-name="P55"><text:span text:style-name="T14">E</text:span><text:span text:style-name="T14">t</text:span><text:span text:style-name="T14">h</text:span><text:span text:style-name="T14">e</text:span><text:span text:style-name="T14">r</text:span><text:span text:style-name="T14">n</text:span><text:span text:style-name="T14">e</text:span><text:span text:style-name="T14">t</text:span><text:span text:style-name="T14">フ</text:span><text:span text:style-name="T14">レ</text:span><text:span text:style-name="T14">ー</text:span><text:span text:style-name="T14">ム</text:span><text:span text:style-name="T14">フ</text:span><text:span text:style-name="T14">ォ</text:span><text:span text:style-name="T14">ー</text:span><text:span text:style-name="T14">マ</text:span><text:span text:style-name="T14">ッ</text:span><text:span text:style-name="T14">ト</text:span></text:p>
              <text:p text:style-name="P55"><text:span text:style-name="T14">（</text:span><text:span text:style-name="T14">D</text:span><text:span text:style-name="T14">I</text:span><text:span text:style-name="T14">X</text:span><text:span text:style-name="T14">仕</text:span><text:span text:style-name="T14">様</text:span><text:span text:style-name="T14">、</text:span><text:span text:style-name="T14">E</text:span><text:span text:style-name="T14">t</text:span><text:span text:style-name="T14">h</text:span><text:span text:style-name="T14">e</text:span><text:span text:style-name="T14">r</text:span><text:span text:style-name="T14">n</text:span><text:span text:style-name="T14">e</text:span><text:span text:style-name="T14">t</text:span><text:span text:style-name="T14">Ⅱ</text:span><text:span text:style-name="T14">フ</text:span><text:span text:style-name="T14">レ</text:span><text:span text:style-name="T14">ー</text:span><text:span text:style-name="T14">ム</text:span><text:span text:style-name="T14">）</text:span></text:p>
            </draw:text-box>
          </draw:frame>
          <draw:line draw:style-name="gr60" draw:text-style-name="P58" draw:layer="layout" svg:x1="2.058cm" svg:y1="2.788cm" svg:x2="25.942cm" svg:y2="2.788cm">
            <text:p/>
          </draw:line>
        </draw:g>
        <draw:custom-shape draw:style-name="gr61" draw:text-style-name="P42" draw:layer="layout" svg:width="0.719cm" svg:height="2.4cm" draw:transform="rotate (-1.5707963267949) translate (26.992cm 10.288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56" draw:layer="layout" svg:width="2.954cm" svg:height="1.064cm" svg:x="24.315cm" svg:y="11.177cm">
          <draw:text-box>
            <text:p text:style-name="P55"><text:span text:style-name="T13">ト</text:span><text:span text:style-name="T13">レ</text:span><text:span text:style-name="T13">ー</text:span><text:span text:style-name="T13">ラ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62" draw:text-style-name="P60" draw:layer="layout" svg:width="0.827cm" svg:height="0.827cm" svg:x="0.768cm" svg:y="4.507cm">
          <text:p text:style-name="P59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60" draw:layer="layout" svg:width="0.827cm" svg:height="0.827cm" svg:x="1.595cm" svg:y="4.507cm">
          <text:p text:style-name="P5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.422cm" svg:y="4.507cm">
          <text:p text:style-name="P6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4.076cm" svg:y="4.507cm">
          <text:p text:style-name="P61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4.903cm" svg:y="4.507cm">
          <text:p text:style-name="P61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5.73cm" svg:y="4.507cm">
          <text:p text:style-name="P61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6.557cm" svg:y="4.507cm">
          <text:p text:style-name="P6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7.384cm" svg:y="4.507cm">
          <text:p text:style-name="P61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3.249cm" svg:y="4.507cm">
          <text:p text:style-name="P6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8.211cm" svg:y="4.507cm">
          <text:p text:style-name="P61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9.038cm" svg:y="4.507cm">
          <text:p text:style-name="P61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9.865cm" svg:y="4.507cm">
          <text:p text:style-name="P61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0.692cm" svg:y="4.507cm">
          <text:p text:style-name="P61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1.519cm" svg:y="4.507cm">
          <text:p text:style-name="P61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2.346cm" svg:y="4.507cm">
          <text:p text:style-name="P61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3.173cm" svg:y="4.507cm">
          <text:p text:style-name="P61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4cm" svg:y="4.507cm">
          <text:p text:style-name="P61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4.827cm" svg:y="4.507cm">
          <text:p text:style-name="P61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5.654cm" svg:y="4.507cm">
          <text:p text:style-name="P61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6.481cm" svg:y="4.507cm">
          <text:p text:style-name="P61"><text:span text:style-name="T16">1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7.308cm" svg:y="4.507cm">
          <text:p text:style-name="P61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8.135cm" svg:y="4.507cm">
          <text:p text:style-name="P61"><text:span text:style-name="T16">2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8.962cm" svg:y="4.507cm">
          <text:p text:style-name="P61"><text:span text:style-name="T16">2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9.789cm" svg:y="4.507cm">
          <text:p text:style-name="P61"><text:span text:style-name="T16">2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0.616cm" svg:y="4.507cm">
          <text:p text:style-name="P61"><text:span text:style-name="T16">2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1.443cm" svg:y="4.507cm">
          <text:p text:style-name="P61"><text:span text:style-name="T16">2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2.27cm" svg:y="4.507cm">
          <text:p text:style-name="P61"><text:span text:style-name="T16">2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3.097cm" svg:y="4.507cm">
          <text:p text:style-name="P61"><text:span text:style-name="T16">2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3.924cm" svg:y="4.507cm">
          <text:p text:style-name="P61"><text:span text:style-name="T16">2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4.751cm" svg:y="4.507cm">
          <text:p text:style-name="P61"><text:span text:style-name="T16">2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5.578cm" svg:y="4.507cm">
          <text:p text:style-name="P61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2" draw:layer="layout" svg:width="0.827cm" svg:height="0.827cm" svg:x="26.405cm" svg:y="4.507cm">
          <text:p text:style-name="P61"><text:span text:style-name="T16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64" draw:layer="layout" svg:width="3.308cm" svg:height="0.827cm" svg:x="0.768cm" svg:y="5.334cm">
          <text:p text:style-name="P63"><text:span text:style-name="T17">バージョ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66" draw:layer="layout" svg:width="3.308cm" svg:height="0.827cm" svg:x="4.076cm" svg:y="5.334cm">
          <text:p text:style-name="P65"><text:span text:style-name="T18">ヘッダー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4" draw:layer="layout" svg:width="6.616cm" svg:height="0.827cm" svg:x="7.384cm" svg:y="5.334cm">
          <text:p text:style-name="P63"><text:span text:style-name="T17">サービスタイ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14cm" svg:y="5.334cm">
          <text:p text:style-name="P63"><text:span text:style-name="T17">全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0.768cm" svg:y="6.161cm">
          <text:p text:style-name="P63"><text:span text:style-name="T17">識別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64" draw:layer="layout" svg:width="2.481cm" svg:height="0.827cm" svg:x="14cm" svg:y="6.161cm">
          <text:p text:style-name="P63"><text:span text:style-name="T17">フラ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4" draw:layer="layout" svg:width="10.751cm" svg:height="0.827cm" svg:x="16.481cm" svg:y="6.161cm">
          <text:p text:style-name="P63"><text:span text:style-name="T17">断片位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4" draw:layer="layout" svg:width="6.616cm" svg:height="0.827cm" svg:x="0.768cm" svg:y="6.988cm">
          <text:p text:style-name="P63"><text:span text:style-name="T17">生存期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4" draw:layer="layout" svg:width="6.616cm" svg:height="0.827cm" svg:x="7.384cm" svg:y="6.988cm">
          <text:p text:style-name="P63"><text:span text:style-name="T17">プロトコル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14cm" svg:y="6.988cm">
          <text:p text:style-name="P63"><text:span text:style-name="T17">チェックサ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4" draw:layer="layout" svg:width="26.464cm" svg:height="0.827cm" svg:x="0.768cm" svg:y="7.815cm">
          <text:p text:style-name="P63"><text:span text:style-name="T17">送信元アドレ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4" draw:layer="layout" svg:width="26.464cm" svg:height="0.827cm" svg:x="0.768cm" svg:y="8.642cm">
          <text:p text:style-name="P63"><text:span text:style-name="T17">宛先アドレ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4" draw:layer="layout" svg:width="26.464cm" svg:height="0.827cm" svg:x="0.768cm" svg:y="9.469cm">
          <text:p text:style-name="P63"><text:span text:style-name="T17">拡張情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4" draw:layer="layout" svg:width="26.464cm" svg:height="3.111cm" svg:x="0.768cm" svg:y="10.296cm">
          <text:p text:style-name="P63"><text:span text:style-name="T17">データ（ペイロード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9" draw:text-style-name="P57" draw:layer="layout" svg:width="9.919cm" svg:height="1.877cm" svg:x="9.041cm" svg:y="0.711cm">
            <draw:text-box>
              <text:p text:style-name="P55"><text:span text:style-name="T14"/></text:p>
              <text:p text:style-name="P55"><text:span text:style-name="T14">I</text:span><text:span text:style-name="T14">P</text:span><text:span text:style-name="T14">v</text:span><text:span text:style-name="T14">4</text:span><text:span text:style-name="T14">フ</text:span><text:span text:style-name="T14">レ</text:span><text:span text:style-name="T14">ー</text:span><text:span text:style-name="T14">ム</text:span><text:span text:style-name="T14">フ</text:span><text:span text:style-name="T14">ォ</text:span><text:span text:style-name="T14">ー</text:span><text:span text:style-name="T14">マ</text:span><text:span text:style-name="T14">ッ</text:span><text:span text:style-name="T14">ト</text:span></text:p>
            </draw:text-box>
          </draw:frame>
          <draw:line draw:style-name="gr60" draw:text-style-name="P58" draw:layer="layout" svg:x1="2.058cm" svg:y1="2.809cm" svg:x2="25.942cm" svg:y2="2.809cm">
            <text:p/>
          </draw:line>
        </draw:g>
        <presentation:notes draw:style-name="dp2">
          <draw:page-thumbnail draw:style-name="gr22" draw:layer="layout" svg:width="19.798cm" svg:height="11.136cm" svg:x="0.6cm" svg:y="2.257cm" draw:page-number="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frame draw:style-name="gr59" draw:text-style-name="P57" draw:layer="layout" svg:width="9.919cm" svg:height="1.877cm" svg:x="9.041cm" svg:y="0.711cm">
            <draw:text-box>
              <text:p text:style-name="P55"><text:span text:style-name="T14"/></text:p>
              <text:p text:style-name="P55"><text:span text:style-name="T14">I</text:span><text:span text:style-name="T14">P</text:span><text:span text:style-name="T14">v</text:span><text:span text:style-name="T14">6</text:span><text:span text:style-name="T14">フ</text:span><text:span text:style-name="T14">レ</text:span><text:span text:style-name="T14">ー</text:span><text:span text:style-name="T14">ム</text:span><text:span text:style-name="T14">フ</text:span><text:span text:style-name="T14">ォ</text:span><text:span text:style-name="T14">ー</text:span><text:span text:style-name="T14">マ</text:span><text:span text:style-name="T14">ッ</text:span><text:span text:style-name="T14">ト</text:span></text:p>
            </draw:text-box>
          </draw:frame>
          <draw:line draw:style-name="gr60" draw:text-style-name="P58" draw:layer="layout" svg:x1="2.058cm" svg:y1="2.809cm" svg:x2="25.942cm" svg:y2="2.809cm">
            <text:p/>
          </draw:line>
        </draw:g>
        <draw:g>
          <draw:custom-shape draw:style-name="gr62" draw:text-style-name="P60" draw:layer="layout" svg:width="0.827cm" svg:height="0.827cm" svg:x="1.289cm" svg:y="3.536cm">
            <text:p text:style-name="P59"><text:span text:style-name="T15">0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0" draw:layer="layout" svg:width="0.827cm" svg:height="0.827cm" svg:x="2.116cm" svg:y="3.536cm">
            <text:p text:style-name="P5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.943cm" svg:y="3.536cm">
            <text:p text:style-name="P61"><text:span text:style-name="T16">2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4.597cm" svg:y="3.536cm">
            <text:p text:style-name="P61"><text:span text:style-name="T16">4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5.424cm" svg:y="3.536cm">
            <text:p text:style-name="P61"><text:span text:style-name="T16">5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6.251cm" svg:y="3.536cm">
            <text:p text:style-name="P61"><text:span text:style-name="T16">6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7.078cm" svg:y="3.536cm">
            <text:p text:style-name="P61"><text:span text:style-name="T16">7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7.905cm" svg:y="3.536cm">
            <text:p text:style-name="P61"><text:span text:style-name="T16">8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3.77cm" svg:y="3.536cm">
            <text:p text:style-name="P61"><text:span text:style-name="T16">3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8.732cm" svg:y="3.536cm">
            <text:p text:style-name="P61"><text:span text:style-name="T16">9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9.559cm" svg:y="3.536cm">
            <text:p text:style-name="P61"><text:span text:style-name="T16">10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0.386cm" svg:y="3.536cm">
            <text:p text:style-name="P61"><text:span text:style-name="T16">11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1.213cm" svg:y="3.536cm">
            <text:p text:style-name="P61"><text:span text:style-name="T16">12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2.04cm" svg:y="3.536cm">
            <text:p text:style-name="P61"><text:span text:style-name="T16">13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2.867cm" svg:y="3.536cm">
            <text:p text:style-name="P61"><text:span text:style-name="T16">14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3.694cm" svg:y="3.536cm">
            <text:p text:style-name="P61"><text:span text:style-name="T16">15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4.521cm" svg:y="3.536cm">
            <text:p text:style-name="P61"><text:span text:style-name="T16">16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5.348cm" svg:y="3.536cm">
            <text:p text:style-name="P61"><text:span text:style-name="T16">17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6.175cm" svg:y="3.536cm">
            <text:p text:style-name="P61"><text:span text:style-name="T16">18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7.002cm" svg:y="3.536cm">
            <text:p text:style-name="P61"><text:span text:style-name="T16">19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7.829cm" svg:y="3.536cm">
            <text:p text:style-name="P61"><text:span text:style-name="T16">20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8.656cm" svg:y="3.536cm">
            <text:p text:style-name="P61"><text:span text:style-name="T16">21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9.483cm" svg:y="3.536cm">
            <text:p text:style-name="P61"><text:span text:style-name="T16">22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0.31cm" svg:y="3.536cm">
            <text:p text:style-name="P61"><text:span text:style-name="T16">23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1.137cm" svg:y="3.536cm">
            <text:p text:style-name="P61"><text:span text:style-name="T16">24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1.964cm" svg:y="3.536cm">
            <text:p text:style-name="P61"><text:span text:style-name="T16">25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2.791cm" svg:y="3.536cm">
            <text:p text:style-name="P61"><text:span text:style-name="T16">26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3.618cm" svg:y="3.536cm">
            <text:p text:style-name="P61"><text:span text:style-name="T16">27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4.445cm" svg:y="3.536cm">
            <text:p text:style-name="P61"><text:span text:style-name="T16">28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5.272cm" svg:y="3.536cm">
            <text:p text:style-name="P61"><text:span text:style-name="T16">29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6.099cm" svg:y="3.536cm">
            <text:p text:style-name="P61"><text:span text:style-name="T1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62" draw:layer="layout" svg:width="0.827cm" svg:height="0.827cm" svg:x="26.926cm" svg:y="3.536cm">
            <text:p text:style-name="P61"><text:span text:style-name="T16">3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3.536cm">
            <text:p text:style-name="P59"><text:span text:style-name="T15">-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4.363cm">
            <text:p text:style-name="P59"><text:span text:style-name="T15">0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5.19cm">
            <text:p text:style-name="P59"><text:span text:style-name="T15">32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6.017cm">
            <text:p text:style-name="P59"><text:span text:style-name="T15">64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6.844cm">
            <text:p text:style-name="P59"><text:span text:style-name="T15">96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7.671cm">
            <text:p text:style-name="P59"><text:span text:style-name="T15">128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8.498cm">
            <text:p text:style-name="P59"><text:span text:style-name="T15">160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9.325cm">
            <text:p text:style-name="P59"><text:span text:style-name="T15">192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0.152cm">
            <text:p text:style-name="P59"><text:span text:style-name="T15">224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0.979cm">
            <text:p text:style-name="P59"><text:span text:style-name="T15">256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1.806cm">
            <text:p text:style-name="P59"><text:span text:style-name="T15">288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64" draw:layer="layout" svg:width="3.308cm" svg:height="0.827cm" svg:x="1.289cm" svg:y="4.363cm">
            <text:p text:style-name="P63"><text:span text:style-name="T17">バージョン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4" draw:layer="layout" svg:width="6.616cm" svg:height="0.827cm" svg:x="4.597cm" svg:y="4.363cm">
            <text:p text:style-name="P63"><text:span text:style-name="T17">トラフィッククラ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64" draw:layer="layout" svg:width="16.54cm" svg:height="0.827cm" svg:x="11.213cm" svg:y="4.363cm">
            <text:p text:style-name="P63"><text:span text:style-name="T17">フローラベ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64" draw:layer="layout" svg:width="13.232cm" svg:height="0.827cm" svg:x="1.289cm" svg:y="5.19cm">
            <text:p text:style-name="P63"><text:span text:style-name="T17">ペイロード長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4" draw:layer="layout" svg:width="6.616cm" svg:height="0.827cm" svg:x="14.521cm" svg:y="5.19cm">
            <text:p text:style-name="P63"><text:span text:style-name="T17"><text:s/></text:span><text:span text:style-name="T17">次ヘッ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4" draw:layer="layout" svg:width="6.616cm" svg:height="0.827cm" svg:x="21.137cm" svg:y="5.19cm">
            <text:p text:style-name="P63"><text:span text:style-name="T17">ホップ制限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64" draw:layer="layout" svg:width="26.464cm" svg:height="3.308cm" svg:x="1.289cm" svg:y="6.017cm">
            <text:p text:style-name="P63"><text:span text:style-name="T17">送信元アドレ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64" draw:layer="layout" svg:width="26.464cm" svg:height="3.308cm" svg:x="1.289cm" svg:y="9.325cm">
            <text:p text:style-name="P63"><text:span text:style-name="T17">宛先アドレ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9.325cm">
            <text:p text:style-name="P59"><text:span text:style-name="T15">192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0.152cm">
            <text:p text:style-name="P59"><text:span text:style-name="T15">224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0.979cm">
            <text:p text:style-name="P59"><text:span text:style-name="T15">256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1.806cm">
            <text:p text:style-name="P59"><text:span text:style-name="T15">288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64" draw:layer="layout" svg:width="26.464cm" svg:height="3.308cm" svg:x="1.289cm" svg:y="9.325cm">
            <text:p text:style-name="P63"><text:span text:style-name="T17">宛先アドレ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64" draw:layer="layout" svg:width="26.464cm" svg:height="0.827cm" svg:x="1.289cm" svg:y="12.633cm">
            <text:p text:style-name="P63"><text:span text:style-name="T17">オプション（可変長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64" draw:layer="layout" svg:width="26.464cm" svg:height="1.598cm" svg:x="1.289cm" svg:y="13.46cm">
            <text:p text:style-name="P63"><text:span text:style-name="T17">データ（ペイロード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60" draw:layer="layout" svg:width="1.042cm" svg:height="2.425cm" svg:x="0.247cm" svg:y="12.633cm">
            <text:p text:style-name="P59"><text:span text:style-name="T15">-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2" draw:layer="layout" svg:width="19.798cm" svg:height="11.136cm" svg:x="0.6cm" svg:y="2.257cm" draw:page-number="9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62" draw:text-style-name="P60" draw:layer="layout" svg:width="0.827cm" svg:height="0.827cm" svg:x="0.768cm" svg:y="6.142cm">
          <text:p text:style-name="P59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60" draw:layer="layout" svg:width="0.827cm" svg:height="0.827cm" svg:x="1.595cm" svg:y="6.142cm">
          <text:p text:style-name="P5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.422cm" svg:y="6.142cm">
          <text:p text:style-name="P6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4.076cm" svg:y="6.142cm">
          <text:p text:style-name="P61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4.903cm" svg:y="6.142cm">
          <text:p text:style-name="P61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5.73cm" svg:y="6.142cm">
          <text:p text:style-name="P61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6.557cm" svg:y="6.142cm">
          <text:p text:style-name="P6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7.384cm" svg:y="6.142cm">
          <text:p text:style-name="P61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3.249cm" svg:y="6.142cm">
          <text:p text:style-name="P6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8.211cm" svg:y="6.142cm">
          <text:p text:style-name="P61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9.038cm" svg:y="6.142cm">
          <text:p text:style-name="P61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9.865cm" svg:y="6.142cm">
          <text:p text:style-name="P61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0.692cm" svg:y="6.142cm">
          <text:p text:style-name="P61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1.519cm" svg:y="6.142cm">
          <text:p text:style-name="P61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2.346cm" svg:y="6.142cm">
          <text:p text:style-name="P61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3.173cm" svg:y="6.142cm">
          <text:p text:style-name="P61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4cm" svg:y="6.142cm">
          <text:p text:style-name="P61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4.827cm" svg:y="6.142cm">
          <text:p text:style-name="P61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5.654cm" svg:y="6.142cm">
          <text:p text:style-name="P61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6.481cm" svg:y="6.142cm">
          <text:p text:style-name="P61"><text:span text:style-name="T16">1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7.308cm" svg:y="6.142cm">
          <text:p text:style-name="P61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8.135cm" svg:y="6.142cm">
          <text:p text:style-name="P61"><text:span text:style-name="T16">2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8.962cm" svg:y="6.142cm">
          <text:p text:style-name="P61"><text:span text:style-name="T16">2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9.789cm" svg:y="6.142cm">
          <text:p text:style-name="P61"><text:span text:style-name="T16">2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0.616cm" svg:y="6.142cm">
          <text:p text:style-name="P61"><text:span text:style-name="T16">2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1.443cm" svg:y="6.142cm">
          <text:p text:style-name="P61"><text:span text:style-name="T16">2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2.27cm" svg:y="6.142cm">
          <text:p text:style-name="P61"><text:span text:style-name="T16">2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3.097cm" svg:y="6.142cm">
          <text:p text:style-name="P61"><text:span text:style-name="T16">2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3.924cm" svg:y="6.142cm">
          <text:p text:style-name="P61"><text:span text:style-name="T16">2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4.751cm" svg:y="6.142cm">
          <text:p text:style-name="P61"><text:span text:style-name="T16">2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5.578cm" svg:y="6.142cm">
          <text:p text:style-name="P61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2" draw:layer="layout" svg:width="0.827cm" svg:height="0.827cm" svg:x="26.405cm" svg:y="6.142cm">
          <text:p text:style-name="P61"><text:span text:style-name="T16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0.768cm" svg:y="6.969cm">
          <text:p text:style-name="P63"><text:span text:style-name="T17">送信元ポー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9" draw:text-style-name="P57" draw:layer="layout" svg:width="9.919cm" svg:height="1.877cm" svg:x="9.041cm" svg:y="0.711cm">
            <draw:text-box>
              <text:p text:style-name="P55"><text:span text:style-name="T14"/></text:p>
              <text:p text:style-name="P55"><text:span text:style-name="T14">U</text:span><text:span text:style-name="T14">D</text:span><text:span text:style-name="T14">P</text:span><text:span text:style-name="T14">フ</text:span><text:span text:style-name="T14">レ</text:span><text:span text:style-name="T14">ー</text:span><text:span text:style-name="T14">ム</text:span><text:span text:style-name="T14">フ</text:span><text:span text:style-name="T14">ォ</text:span><text:span text:style-name="T14">ー</text:span><text:span text:style-name="T14">マ</text:span><text:span text:style-name="T14">ッ</text:span><text:span text:style-name="T14">ト</text:span></text:p>
            </draw:text-box>
          </draw:frame>
          <draw:line draw:style-name="gr60" draw:text-style-name="P58" draw:layer="layout" svg:x1="2.058cm" svg:y1="2.809cm" svg:x2="25.942cm" svg:y2="2.809cm">
            <text:p/>
          </draw:line>
        </draw:g>
        <draw:custom-shape draw:style-name="gr65" draw:text-style-name="P64" draw:layer="layout" svg:width="13.232cm" svg:height="0.827cm" svg:x="14cm" svg:y="6.969cm">
          <text:p text:style-name="P63"><text:span text:style-name="T17">宛先ポー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0.768cm" svg:y="7.796cm">
          <text:p text:style-name="P63"><text:span text:style-name="T17">セグメント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14cm" svg:y="7.796cm">
          <text:p text:style-name="P63"><text:span text:style-name="T17">チェックサ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4" draw:layer="layout" svg:width="26.464cm" svg:height="3.111cm" svg:x="0.768cm" svg:y="8.623cm">
          <text:p text:style-name="P63"><text:span text:style-name="T17">データ（ペイロード）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2" draw:layer="layout" svg:width="19.798cm" svg:height="11.136cm" svg:x="0.6cm" svg:y="2.257cm" draw:page-number="10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62" draw:text-style-name="P60" draw:layer="layout" svg:width="0.827cm" svg:height="0.827cm" svg:x="0.768cm" svg:y="3.568cm">
          <text:p text:style-name="P59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60" draw:layer="layout" svg:width="0.827cm" svg:height="0.827cm" svg:x="1.595cm" svg:y="3.568cm">
          <text:p text:style-name="P5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.422cm" svg:y="3.568cm">
          <text:p text:style-name="P6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4.076cm" svg:y="3.568cm">
          <text:p text:style-name="P61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4.903cm" svg:y="3.568cm">
          <text:p text:style-name="P61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5.73cm" svg:y="3.568cm">
          <text:p text:style-name="P61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6.557cm" svg:y="3.568cm">
          <text:p text:style-name="P6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7.384cm" svg:y="3.568cm">
          <text:p text:style-name="P61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3.249cm" svg:y="3.568cm">
          <text:p text:style-name="P6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8.211cm" svg:y="3.568cm">
          <text:p text:style-name="P61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9.038cm" svg:y="3.568cm">
          <text:p text:style-name="P61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9.865cm" svg:y="3.568cm">
          <text:p text:style-name="P61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0.692cm" svg:y="3.568cm">
          <text:p text:style-name="P61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1.519cm" svg:y="3.568cm">
          <text:p text:style-name="P61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2.346cm" svg:y="3.568cm">
          <text:p text:style-name="P61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3.173cm" svg:y="3.568cm">
          <text:p text:style-name="P61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4cm" svg:y="3.568cm">
          <text:p text:style-name="P61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4.827cm" svg:y="3.568cm">
          <text:p text:style-name="P61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5.654cm" svg:y="3.568cm">
          <text:p text:style-name="P61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6.481cm" svg:y="3.568cm">
          <text:p text:style-name="P61"><text:span text:style-name="T16">1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7.308cm" svg:y="3.568cm">
          <text:p text:style-name="P61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8.135cm" svg:y="3.568cm">
          <text:p text:style-name="P61"><text:span text:style-name="T16">2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8.962cm" svg:y="3.568cm">
          <text:p text:style-name="P61"><text:span text:style-name="T16">2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9.789cm" svg:y="3.568cm">
          <text:p text:style-name="P61"><text:span text:style-name="T16">2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0.616cm" svg:y="3.568cm">
          <text:p text:style-name="P61"><text:span text:style-name="T16">2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1.443cm" svg:y="3.568cm">
          <text:p text:style-name="P61"><text:span text:style-name="T16">2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2.27cm" svg:y="3.568cm">
          <text:p text:style-name="P61"><text:span text:style-name="T16">2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3.097cm" svg:y="3.568cm">
          <text:p text:style-name="P61"><text:span text:style-name="T16">2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3.924cm" svg:y="3.568cm">
          <text:p text:style-name="P61"><text:span text:style-name="T16">2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4.751cm" svg:y="3.568cm">
          <text:p text:style-name="P61"><text:span text:style-name="T16">2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5.578cm" svg:y="3.568cm">
          <text:p text:style-name="P61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2" draw:layer="layout" svg:width="0.827cm" svg:height="0.827cm" svg:x="26.405cm" svg:y="3.568cm">
          <text:p text:style-name="P61"><text:span text:style-name="T16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0.768cm" svg:y="4.395cm">
          <text:p text:style-name="P63"><text:span text:style-name="T17">送信元ポー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9" draw:text-style-name="P57" draw:layer="layout" svg:width="9.919cm" svg:height="1.877cm" svg:x="9.041cm" svg:y="0.711cm">
            <draw:text-box>
              <text:p text:style-name="P55"><text:span text:style-name="T14"/></text:p>
              <text:p text:style-name="P55"><text:span text:style-name="T14">T</text:span><text:span text:style-name="T14">C</text:span><text:span text:style-name="T14">P</text:span><text:span text:style-name="T14">フ</text:span><text:span text:style-name="T14">レ</text:span><text:span text:style-name="T14">ー</text:span><text:span text:style-name="T14">ム</text:span><text:span text:style-name="T14">フ</text:span><text:span text:style-name="T14">ォ</text:span><text:span text:style-name="T14">ー</text:span><text:span text:style-name="T14">マ</text:span><text:span text:style-name="T14">ッ</text:span><text:span text:style-name="T14">ト</text:span></text:p>
            </draw:text-box>
          </draw:frame>
          <draw:line draw:style-name="gr60" draw:text-style-name="P58" draw:layer="layout" svg:x1="2.058cm" svg:y1="2.809cm" svg:x2="25.942cm" svg:y2="2.809cm">
            <text:p/>
          </draw:line>
        </draw:g>
        <draw:custom-shape draw:style-name="gr65" draw:text-style-name="P64" draw:layer="layout" svg:width="13.232cm" svg:height="0.827cm" svg:x="14cm" svg:y="4.395cm">
          <text:p text:style-name="P63"><text:span text:style-name="T17">宛先ポー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4" draw:layer="layout" svg:width="26.464cm" svg:height="0.827cm" svg:x="0.768cm" svg:y="5.222cm">
          <text:p text:style-name="P63"><text:span text:style-name="T17">シーケンス番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4" draw:layer="layout" svg:width="26.464cm" svg:height="0.827cm" svg:x="0.768cm" svg:y="6.049cm">
          <text:p text:style-name="P63"><text:span text:style-name="T17">応答確認番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68" draw:layer="layout" svg:width="3.308cm" svg:height="0.827cm" svg:x="0.768cm" svg:y="6.876cm">
          <text:p text:style-name="P67"><text:span text:style-name="T19">デ</text:span><text:span text:style-name="T19">ー</text:span><text:span text:style-name="T19">タ</text:span><text:span text:style-name="T19">オ</text:span><text:span text:style-name="T19">フ</text:span><text:span text:style-name="T19">セ</text:span><text:span text:style-name="T19">ッ</text:span><text:span text:style-name="T19">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70" draw:layer="layout" svg:width="3.308cm" svg:height="0.827cm" svg:x="4.076cm" svg:y="6.876cm">
          <text:p text:style-name="P69"><text:span text:style-name="T19">R</text:span><text:span text:style-name="T19">es</text:span><text:span text:style-name="T19">er</text:span><text:span text:style-name="T19">ve</text:span><text:span text:style-name="T19">d</text:span><text:span text:style-name="T19">（</text:span><text:span text:style-name="T19">未</text:span><text:span text:style-name="T19">使</text:span><text:span text:style-name="T19">用</text:span><text:span text:style-name="T19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4" draw:layer="layout" svg:width="6.616cm" svg:height="0.827cm" svg:x="7.384cm" svg:y="6.876cm">
          <text:p text:style-name="P63"><text:span text:style-name="T17">フ</text:span><text:span text:style-name="T17">ラ</text:span><text:span text:style-name="T17">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14cm" svg:y="6.876cm">
          <text:p text:style-name="P63"><text:span text:style-name="T17">ウ</text:span><text:span text:style-name="T17">ィ</text:span><text:span text:style-name="T17">ン</text:span><text:span text:style-name="T17">ド</text:span><text:span text:style-name="T17">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0.768cm" svg:y="7.703cm">
          <text:p text:style-name="P63"><text:span text:style-name="T17">チ</text:span><text:span text:style-name="T17">ェ</text:span><text:span text:style-name="T17">ッ</text:span><text:span text:style-name="T17">ク</text:span><text:span text:style-name="T17">サ</text:span><text:span text:style-name="T17">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14cm" svg:y="7.703cm">
          <text:p text:style-name="P63"><text:span text:style-name="T17">緊</text:span><text:span text:style-name="T17">急</text:span><text:span text:style-name="T17">ポ</text:span><text:span text:style-name="T17">イ</text:span><text:span text:style-name="T17">ン</text:span><text:span text:style-name="T17">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64" draw:layer="layout" svg:width="20.675cm" svg:height="0.827cm" svg:x="0.768cm" svg:y="8.53cm">
          <text:p text:style-name="P63"><text:span text:style-name="T17">オ</text:span><text:span text:style-name="T17">プ</text:span><text:span text:style-name="T17">シ</text:span><text:span text:style-name="T17">ョ</text:span><text:span text:style-name="T17">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66" draw:layer="layout" svg:width="5.761cm" svg:height="0.827cm" svg:x="21.471cm" svg:y="8.53cm">
          <text:p text:style-name="P65"><text:span text:style-name="T18">パ</text:span><text:span text:style-name="T18">デ</text:span><text:span text:style-name="T18">ィ</text:span><text:span text:style-name="T18">ン</text:span><text:span text:style-name="T18">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4" draw:layer="layout" svg:width="26.464cm" svg:height="3.111cm" svg:x="0.768cm" svg:y="9.357cm">
          <text:p text:style-name="P63"><text:span text:style-name="T17">デ</text:span><text:span text:style-name="T17">ー</text:span><text:span text:style-name="T17">タ</text:span><text:span text:style-name="T17">（</text:span><text:span text:style-name="T17">ペ</text:span><text:span text:style-name="T17">イ</text:span><text:span text:style-name="T17">ロ</text:span><text:span text:style-name="T17">ー</text:span><text:span text:style-name="T17">ド</text:span><text:span text:style-name="T17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7" draw:text-style-name="P32" draw:layer="layout" svg:x1="6.711cm" svg:y1="12.941cm" svg:x2="9.958cm" svg:y2="7.703cm">
          <text:p/>
        </draw:line>
        <draw:g>
          <draw:custom-shape draw:style-name="gr78" draw:text-style-name="P66" draw:layer="layout" svg:width="1.7cm" svg:height="1.7cm" svg:x="5.022cm" svg:y="13.233cm">
            <text:p text:style-name="P65"><text:span text:style-name="T18">CW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6.722cm" svg:y="13.233cm">
            <text:p text:style-name="P65"><text:span text:style-name="T18">E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8.422cm" svg:y="13.233cm">
            <text:p text:style-name="P65"><text:span text:style-name="T18">UR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10.122cm" svg:y="13.233cm">
            <text:p text:style-name="P65"><text:span text:style-name="T18">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11.822cm" svg:y="13.233cm">
            <text:p text:style-name="P65"><text:span text:style-name="T18">PS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13.522cm" svg:y="13.233cm">
            <text:p text:style-name="P65"><text:span text:style-name="T18">R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15.222cm" svg:y="13.233cm">
            <text:p text:style-name="P65"><text:span text:style-name="T18">SY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16.922cm" svg:y="13.233cm">
            <text:p text:style-name="P65"><text:span text:style-name="T18">F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9" draw:text-style-name="P32" draw:layer="layout" svg:width="14.312cm" svg:height="2.333cm" svg:x="4.666cm" svg:y="12.91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2" draw:layer="layout" svg:width="19.798cm" svg:height="11.136cm" svg:x="0.6cm" svg:y="2.257cm" draw:page-number="1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g>
          <draw:g>
            <draw:line draw:style-name="gr80" draw:text-style-name="P32" draw:layer="layout" svg:x1="2.895cm" svg:y1="4.33cm" svg:x2="2.895cm" svg:y2="15.167cm">
              <text:p/>
            </draw:line>
            <draw:line draw:style-name="gr80" draw:text-style-name="P32" draw:layer="layout" svg:x1="8.059cm" svg:y1="4.33cm" svg:x2="8.059cm" svg:y2="15.167cm">
              <text:p/>
            </draw:line>
            <draw:g>
              <draw:line draw:style-name="gr81" draw:text-style-name="P32" draw:layer="layout" svg:x1="2.888cm" svg:y1="5.813cm" svg:x2="8.059cm" svg:y2="5.813cm">
                <text:p/>
              </draw:line>
              <draw:frame draw:style-name="gr82" draw:text-style-name="P72" draw:layer="layout" svg:width="5.164cm" svg:height="2.707cm" svg:x="2.895cm" svg:y="5.813cm">
                <draw:text-box>
                  <text:p text:style-name="P71"><text:span text:style-name="T20">S</text:span><text:span text:style-name="T20">E</text:span><text:span text:style-name="T20">Q </text:span><text:span text:style-name="T20">= </text:span><text:span text:style-name="T20">x</text:span></text:p>
                  <text:p text:style-name="P71"><text:span text:style-name="T20">A</text:span><text:span text:style-name="T20">C</text:span><text:span text:style-name="T20">K </text:span><text:span text:style-name="T20">= </text:span><text:span text:style-name="T20">0</text:span></text:p>
                  <text:p text:style-name="P71"><text:span text:style-name="T20">S</text:span><text:span text:style-name="T20">y</text:span><text:span text:style-name="T20">n </text:span><text:span text:style-name="T20">fl</text:span><text:span text:style-name="T20">g </text:span><text:span text:style-name="T20">= </text:span><text:span text:style-name="T20">1</text:span></text:p>
                  <text:p text:style-name="P71"><text:span text:style-name="T20">A</text:span><text:span text:style-name="T20">c</text:span><text:span text:style-name="T20">k </text:span><text:span text:style-name="T20">fl</text:span><text:span text:style-name="T20">g </text:span><text:span text:style-name="T20">= </text:span><text:span text:style-name="T20">0</text:span></text:p>
                </draw:text-box>
              </draw:frame>
            </draw:g>
            <draw:g>
              <draw:line draw:style-name="gr81" draw:text-style-name="P32" draw:layer="layout" svg:x1="8.04cm" svg:y1="9.108cm" svg:x2="2.888cm" svg:y2="9.108cm">
                <text:p/>
              </draw:line>
              <draw:frame draw:style-name="gr83" draw:text-style-name="P72" draw:layer="layout" svg:width="5.171cm" svg:height="2.707cm" svg:x="2.888cm" svg:y="9.108cm">
                <draw:text-box>
                  <text:p text:style-name="P71"><text:span text:style-name="T20">S</text:span><text:span text:style-name="T20">E</text:span><text:span text:style-name="T20">Q </text:span><text:span text:style-name="T20">= </text:span><text:span text:style-name="T20">y</text:span></text:p>
                  <text:p text:style-name="P71"><text:span text:style-name="T20">A</text:span><text:span text:style-name="T20">C</text:span><text:span text:style-name="T20">K </text:span><text:span text:style-name="T20">= </text:span><text:span text:style-name="T20">x </text:span><text:span text:style-name="T20">+ </text:span><text:span text:style-name="T20">1</text:span></text:p>
                  <text:p text:style-name="P71"><text:span text:style-name="T20">S</text:span><text:span text:style-name="T20">y</text:span><text:span text:style-name="T20">n </text:span><text:span text:style-name="T20">fl</text:span><text:span text:style-name="T20">g </text:span><text:span text:style-name="T20">= </text:span><text:span text:style-name="T20">1</text:span></text:p>
                  <text:p text:style-name="P71"><text:span text:style-name="T20">A</text:span><text:span text:style-name="T20">c</text:span><text:span text:style-name="T20">k </text:span><text:span text:style-name="T20">fl</text:span><text:span text:style-name="T20">g </text:span><text:span text:style-name="T20">= </text:span><text:span text:style-name="T20">1</text:span></text:p>
                </draw:text-box>
              </draw:frame>
            </draw:g>
            <draw:g>
              <draw:line draw:style-name="gr81" draw:text-style-name="P32" draw:layer="layout" svg:x1="2.869cm" svg:y1="12.172cm" svg:x2="8.04cm" svg:y2="12.172cm">
                <text:p/>
              </draw:line>
              <draw:frame draw:style-name="gr83" draw:text-style-name="P72" draw:layer="layout" svg:width="5.164cm" svg:height="2.707cm" svg:x="2.895cm" svg:y="12.172cm">
                <draw:text-box>
                  <text:p text:style-name="P71"><text:span text:style-name="T20">S</text:span><text:span text:style-name="T20">E</text:span><text:span text:style-name="T20">Q </text:span><text:span text:style-name="T20">= </text:span><text:span text:style-name="T20">x </text:span><text:span text:style-name="T20">+ </text:span><text:span text:style-name="T20">1</text:span></text:p>
                  <text:p text:style-name="P71"><text:span text:style-name="T20">A</text:span><text:span text:style-name="T20">C</text:span><text:span text:style-name="T20">K </text:span><text:span text:style-name="T20">= </text:span><text:span text:style-name="T20">y </text:span><text:span text:style-name="T20">+ </text:span><text:span text:style-name="T20">1</text:span></text:p>
                  <text:p text:style-name="P71"><text:span text:style-name="T20">S</text:span><text:span text:style-name="T20">y</text:span><text:span text:style-name="T20">n </text:span><text:span text:style-name="T20">fl</text:span><text:span text:style-name="T20">g </text:span><text:span text:style-name="T20">= </text:span><text:span text:style-name="T20">0</text:span></text:p>
                  <text:p text:style-name="P71"><text:span text:style-name="T20">A</text:span><text:span text:style-name="T20">c</text:span><text:span text:style-name="T20">k </text:span><text:span text:style-name="T20">fl</text:span><text:span text:style-name="T20">g </text:span><text:span text:style-name="T20">= </text:span><text:span text:style-name="T20">1</text:span></text:p>
                </draw:text-box>
              </draw:frame>
            </draw:g>
            <draw:g>
              <draw:frame draw:style-name="gr84" draw:text-style-name="P57" draw:layer="layout" svg:width="7.418cm" svg:height="1.064cm" svg:x="1.641cm" svg:y="0.267cm">
                <draw:text-box>
                  <text:p text:style-name="P55"><text:span text:style-name="T14">接</text:span><text:span text:style-name="T14">続</text:span><text:span text:style-name="T14">確</text:span><text:span text:style-name="T14">立</text:span></text:p>
                </draw:text-box>
              </draw:frame>
              <draw:line draw:style-name="gr60" draw:text-style-name="P58" draw:layer="layout" svg:x1="1.643cm" svg:y1="1.413cm" svg:x2="9.058cm" svg:y2="1.413cm">
                <text:p/>
              </draw:line>
            </draw:g>
            <draw:g>
              <draw:frame draw:style-name="gr40" draw:text-style-name="P32" draw:layer="layout" svg:width="2.666cm" svg:height="2.343cm" svg:x="1.562cm" svg:y="1.691cm">
                <draw:image xlink:href="Pictures/1000053F000035050000350546D674BCE9ACB667.svg" xlink:type="simple" xlink:show="embed" xlink:actuate="onLoad" draw:mime-type="image/svg+xml">
                  <text:p/>
                </draw:image>
                <draw:image xlink:href="Pictures/100000010000020100000201948A07284BB6706D.png" xlink:type="simple" xlink:show="embed" xlink:actuate="onLoad" draw:mime-type="image/png"/>
              </draw:frame>
              <draw:frame draw:style-name="gr85" draw:text-style-name="P72" draw:layer="layout" svg:width="3.037cm" svg:height="0.865cm" svg:x="1.333cm" svg:y="3.643cm">
                <draw:text-box>
                  <text:p text:style-name="P71"><text:span text:style-name="T20">ク</text:span><text:span text:style-name="T20">ラ</text:span><text:span text:style-name="T20">イ</text:span><text:span text:style-name="T20">ア</text:span><text:span text:style-name="T20">ン</text:span><text:span text:style-name="T20">ト</text:span></text:p>
                </draw:text-box>
              </draw:frame>
            </draw:g>
            <draw:g>
              <draw:frame draw:style-name="gr86" draw:text-style-name="P55" draw:layer="layout" svg:width="2.157cm" svg:height="2.157cm" svg:x="6.981cm" svg:y="1.784cm">
                <draw:image xlink:href="Pictures/1000067E000035050000350551FDD419868E37F1.svg" xlink:type="simple" xlink:show="embed" xlink:actuate="onLoad" draw:mime-type="image/svg+xml">
                  <text:p/>
                </draw:image>
                <draw:image xlink:href="Pictures/1000000100000201000002019BCEAF5ED728D4B4.png" xlink:type="simple" xlink:show="embed" xlink:actuate="onLoad" draw:mime-type="image/png"/>
              </draw:frame>
              <draw:frame draw:style-name="gr85" draw:text-style-name="P72" draw:layer="layout" svg:width="2.077cm" svg:height="0.865cm" svg:x="7.021cm" svg:y="3.644cm">
                <draw:text-box>
                  <text:p text:style-name="P71"><text:span text:style-name="T20">サ</text:span><text:span text:style-name="T20">ー</text:span><text:span text:style-name="T20">バ</text:span></text:p>
                </draw:text-box>
              </draw:frame>
            </draw:g>
          </draw:g>
          <draw:g>
            <draw:line draw:style-name="gr80" draw:text-style-name="P32" draw:layer="layout" svg:x1="11.647cm" svg:y1="4.336cm" svg:x2="11.647cm" svg:y2="15.173cm">
              <text:p/>
            </draw:line>
            <draw:line draw:style-name="gr80" draw:text-style-name="P32" draw:layer="layout" svg:x1="16.811cm" svg:y1="4.336cm" svg:x2="16.811cm" svg:y2="15.173cm">
              <text:p/>
            </draw:line>
            <draw:g>
              <draw:line draw:style-name="gr81" draw:text-style-name="P32" draw:layer="layout" svg:x1="11.64cm" svg:y1="5.819cm" svg:x2="16.811cm" svg:y2="5.819cm">
                <text:p/>
              </draw:line>
              <draw:frame draw:style-name="gr82" draw:text-style-name="P72" draw:layer="layout" svg:width="5.164cm" svg:height="2.093cm" svg:x="11.647cm" svg:y="5.819cm">
                <draw:text-box>
                  <text:p text:style-name="P71"><text:span text:style-name="T20">S</text:span><text:span text:style-name="T20">E</text:span><text:span text:style-name="T20">Q </text:span><text:span text:style-name="T20">= </text:span><text:span text:style-name="T20">x </text:span><text:span text:style-name="T20">+ </text:span><text:span text:style-name="T20">1</text:span></text:p>
                  <text:p text:style-name="P71"><text:span text:style-name="T20">A</text:span><text:span text:style-name="T20">C</text:span><text:span text:style-name="T20">K </text:span><text:span text:style-name="T20">= </text:span><text:span text:style-name="T20">y </text:span><text:span text:style-name="T20">+ </text:span><text:span text:style-name="T20">1</text:span></text:p>
                  <text:p text:style-name="P71"><text:span text:style-name="T20">(</text:span><text:span text:style-name="T20">k </text:span><text:span text:style-name="T20">b</text:span><text:span text:style-name="T20">y</text:span><text:span text:style-name="T20">t</text:span><text:span text:style-name="T20">e</text:span><text:span text:style-name="T20">)</text:span></text:p>
                </draw:text-box>
              </draw:frame>
            </draw:g>
            <draw:g>
              <draw:line draw:style-name="gr81" draw:text-style-name="P32" draw:layer="layout" svg:x1="11.621cm" svg:y1="12.178cm" svg:x2="16.792cm" svg:y2="12.178cm">
                <text:p/>
              </draw:line>
              <draw:frame draw:style-name="gr83" draw:text-style-name="P72" draw:layer="layout" svg:width="5.164cm" svg:height="2.707cm" svg:x="11.647cm" svg:y="12.178cm">
                <draw:text-box>
                  <text:p text:style-name="P71"><text:span text:style-name="T20">S</text:span><text:span text:style-name="T20">E</text:span><text:span text:style-name="T20">Q </text:span><text:span text:style-name="T20">= </text:span><text:span text:style-name="T20">x </text:span><text:span text:style-name="T20">+ </text:span><text:span text:style-name="T20">1 </text:span><text:span text:style-name="T20">+ </text:span><text:span text:style-name="T20">k</text:span></text:p>
                  <text:p text:style-name="P71"><text:span text:style-name="T20">A</text:span><text:span text:style-name="T20">C</text:span><text:span text:style-name="T20">K </text:span><text:span text:style-name="T20">= </text:span><text:span text:style-name="T20">y </text:span><text:span text:style-name="T20">+ </text:span><text:span text:style-name="T20">1 </text:span><text:span text:style-name="T20">+ </text:span><text:span text:style-name="T20">m</text:span></text:p>
                  <text:p text:style-name="P71"><text:span text:style-name="T20">(</text:span><text:span text:style-name="T20">n </text:span><text:span text:style-name="T20">b</text:span><text:span text:style-name="T20">y</text:span><text:span text:style-name="T20">t</text:span><text:span text:style-name="T20">e</text:span><text:span text:style-name="T20">)</text:span></text:p>
                </draw:text-box>
              </draw:frame>
            </draw:g>
            <draw:g>
              <draw:frame draw:style-name="gr84" draw:text-style-name="P57" draw:layer="layout" svg:width="7.418cm" svg:height="1.064cm" svg:x="10.393cm" svg:y="0.267cm">
                <draw:text-box>
                  <text:p text:style-name="P55"><text:span text:style-name="T14">デ</text:span><text:span text:style-name="T14">ー</text:span><text:span text:style-name="T14">タ</text:span><text:span text:style-name="T14">送</text:span><text:span text:style-name="T14">信</text:span></text:p>
                </draw:text-box>
              </draw:frame>
              <draw:line draw:style-name="gr60" draw:text-style-name="P58" draw:layer="layout" svg:x1="10.395cm" svg:y1="1.413cm" svg:x2="17.81cm" svg:y2="1.413cm">
                <text:p/>
              </draw:line>
            </draw:g>
            <draw:g>
              <draw:line draw:style-name="gr81" draw:text-style-name="P32" draw:layer="layout" svg:x1="16.792cm" svg:y1="9.114cm" svg:x2="11.64cm" svg:y2="9.114cm">
                <text:p/>
              </draw:line>
              <draw:frame draw:style-name="gr82" draw:text-style-name="P72" draw:layer="layout" svg:width="5.164cm" svg:height="2.093cm" svg:x="11.647cm" svg:y="9.114cm">
                <draw:text-box>
                  <text:p text:style-name="P71"><text:span text:style-name="T20">S</text:span><text:span text:style-name="T20">E</text:span><text:span text:style-name="T20">Q </text:span><text:span text:style-name="T20">= </text:span><text:span text:style-name="T20">y </text:span><text:span text:style-name="T20">+ </text:span><text:span text:style-name="T20">1</text:span></text:p>
                  <text:p text:style-name="P71"><text:span text:style-name="T20">A</text:span><text:span text:style-name="T20">C</text:span><text:span text:style-name="T20">K </text:span><text:span text:style-name="T20">= </text:span><text:span text:style-name="T20">x </text:span><text:span text:style-name="T20">+ </text:span><text:span text:style-name="T20">1 </text:span><text:span text:style-name="T20">+ </text:span><text:span text:style-name="T20">k</text:span></text:p>
                  <text:p text:style-name="P71"><text:span text:style-name="T20">(</text:span><text:span text:style-name="T20">m</text:span><text:span text:style-name="T20"> </text:span><text:span text:style-name="T20">b</text:span><text:span text:style-name="T20">y</text:span><text:span text:style-name="T20">t</text:span><text:span text:style-name="T20">e</text:span><text:span text:style-name="T20">)</text:span></text:p>
                </draw:text-box>
              </draw:frame>
            </draw:g>
            <draw:g>
              <draw:frame draw:style-name="gr40" draw:text-style-name="P32" draw:layer="layout" svg:width="2.666cm" svg:height="2.343cm" svg:x="10.368cm" svg:y="1.671cm">
                <draw:image xlink:href="Pictures/1000053F000035050000350546D674BCE9ACB667.svg" xlink:type="simple" xlink:show="embed" xlink:actuate="onLoad" draw:mime-type="image/svg+xml">
                  <text:p/>
                </draw:image>
                <draw:image xlink:href="Pictures/100000010000020100000201948A07284BB6706D.png" xlink:type="simple" xlink:show="embed" xlink:actuate="onLoad" draw:mime-type="image/png"/>
              </draw:frame>
              <draw:frame draw:style-name="gr85" draw:text-style-name="P72" draw:layer="layout" svg:width="3.037cm" svg:height="0.865cm" svg:x="10.139cm" svg:y="3.623cm">
                <draw:text-box>
                  <text:p text:style-name="P71"><text:span text:style-name="T20">ク</text:span><text:span text:style-name="T20">ラ</text:span><text:span text:style-name="T20">イ</text:span><text:span text:style-name="T20">ア</text:span><text:span text:style-name="T20">ン</text:span><text:span text:style-name="T20">ト</text:span></text:p>
                </draw:text-box>
              </draw:frame>
            </draw:g>
            <draw:g>
              <draw:frame draw:style-name="gr86" draw:text-style-name="P55" draw:layer="layout" svg:width="2.157cm" svg:height="2.157cm" svg:x="15.71cm" svg:y="1.764cm">
                <draw:image xlink:href="Pictures/1000067E000035050000350551FDD419868E37F1.svg" xlink:type="simple" xlink:show="embed" xlink:actuate="onLoad" draw:mime-type="image/svg+xml">
                  <text:p/>
                </draw:image>
                <draw:image xlink:href="Pictures/1000000100000201000002019BCEAF5ED728D4B4.png" xlink:type="simple" xlink:show="embed" xlink:actuate="onLoad" draw:mime-type="image/png"/>
              </draw:frame>
              <draw:frame draw:style-name="gr85" draw:text-style-name="P72" draw:layer="layout" svg:width="2.077cm" svg:height="0.865cm" svg:x="15.75cm" svg:y="3.624cm">
                <draw:text-box>
                  <text:p text:style-name="P71"><text:span text:style-name="T20">サ</text:span><text:span text:style-name="T20">ー</text:span><text:span text:style-name="T20">バ</text:span></text:p>
                </draw:text-box>
              </draw:frame>
            </draw:g>
          </draw:g>
          <draw:g>
            <draw:line draw:style-name="gr80" draw:text-style-name="P32" draw:layer="layout" svg:x1="20.423cm" svg:y1="4.33cm" svg:x2="20.423cm" svg:y2="15.167cm">
              <text:p/>
            </draw:line>
            <draw:line draw:style-name="gr80" draw:text-style-name="P32" draw:layer="layout" svg:x1="25.587cm" svg:y1="4.33cm" svg:x2="25.587cm" svg:y2="15.167cm">
              <text:p/>
            </draw:line>
            <draw:g>
              <draw:line draw:style-name="gr81" draw:text-style-name="P32" draw:layer="layout" svg:x1="20.43cm" svg:y1="4.56cm" svg:x2="25.601cm" svg:y2="4.56cm">
                <text:p/>
              </draw:line>
              <draw:frame draw:style-name="gr82" draw:text-style-name="P72" draw:layer="layout" svg:width="5.164cm" svg:height="2.707cm" svg:x="20.437cm" svg:y="4.56cm">
                <draw:text-box>
                  <text:p text:style-name="P71"><text:span text:style-name="T20">S</text:span><text:span text:style-name="T20">E</text:span><text:span text:style-name="T20">Q </text:span><text:span text:style-name="T20">= </text:span><text:span text:style-name="T20">x’</text:span></text:p>
                  <text:p text:style-name="P71"><text:span text:style-name="T20">A</text:span><text:span text:style-name="T20">C</text:span><text:span text:style-name="T20">K </text:span><text:span text:style-name="T20">= </text:span><text:span text:style-name="T20">y’</text:span></text:p>
                  <text:p text:style-name="P71"><text:span text:style-name="T20">F</text:span><text:span text:style-name="T20">i</text:span><text:span text:style-name="T20">n </text:span><text:span text:style-name="T20">fl</text:span><text:span text:style-name="T20">g </text:span><text:span text:style-name="T20">= </text:span><text:span text:style-name="T20">1</text:span></text:p>
                  <text:p text:style-name="P71"><text:span text:style-name="T20">A</text:span><text:span text:style-name="T20">c</text:span><text:span text:style-name="T20">k </text:span><text:span text:style-name="T20">fl</text:span><text:span text:style-name="T20">g </text:span><text:span text:style-name="T20">= </text:span><text:span text:style-name="T20">1</text:span></text:p>
                </draw:text-box>
              </draw:frame>
            </draw:g>
            <draw:g>
              <draw:line draw:style-name="gr81" draw:text-style-name="P32" draw:layer="layout" svg:x1="25.587cm" svg:y1="7.292cm" svg:x2="20.435cm" svg:y2="7.292cm">
                <text:p/>
              </draw:line>
              <draw:frame draw:style-name="gr83" draw:text-style-name="P72" draw:layer="layout" svg:width="5.171cm" svg:height="2.707cm" svg:x="20.441cm" svg:y="7.339cm">
                <draw:text-box>
                  <text:p text:style-name="P71"><text:span text:style-name="T20">S</text:span><text:span text:style-name="T20">E</text:span><text:span text:style-name="T20">Q </text:span><text:span text:style-name="T20">= </text:span><text:span text:style-name="T20">y’</text:span></text:p>
                  <text:p text:style-name="P71"><text:span text:style-name="T20">A</text:span><text:span text:style-name="T20">C</text:span><text:span text:style-name="T20">K </text:span><text:span text:style-name="T20">= </text:span><text:span text:style-name="T20">x’ </text:span><text:span text:style-name="T20">+ </text:span><text:span text:style-name="T20">1</text:span></text:p>
                  <text:p text:style-name="P71"><text:span text:style-name="T20">F</text:span><text:span text:style-name="T20">i</text:span><text:span text:style-name="T20">n </text:span><text:span text:style-name="T20">fl</text:span><text:span text:style-name="T20">g </text:span><text:span text:style-name="T20">= </text:span><text:span text:style-name="T20">0</text:span></text:p>
                  <text:p text:style-name="P71"><text:span text:style-name="T20">A</text:span><text:span text:style-name="T20">c</text:span><text:span text:style-name="T20">k </text:span><text:span text:style-name="T20">fl</text:span><text:span text:style-name="T20">g </text:span><text:span text:style-name="T20">= </text:span><text:span text:style-name="T20">1</text:span></text:p>
                </draw:text-box>
              </draw:frame>
            </draw:g>
            <draw:g>
              <draw:frame draw:style-name="gr84" draw:text-style-name="P57" draw:layer="layout" svg:width="7.418cm" svg:height="1.064cm" svg:x="19.169cm" svg:y="0.267cm">
                <draw:text-box>
                  <text:p text:style-name="P55"><text:span text:style-name="T14">接</text:span><text:span text:style-name="T14">続</text:span><text:span text:style-name="T14">切</text:span><text:span text:style-name="T14">断</text:span></text:p>
                </draw:text-box>
              </draw:frame>
              <draw:line draw:style-name="gr60" draw:text-style-name="P58" draw:layer="layout" svg:x1="19.171cm" svg:y1="1.413cm" svg:x2="26.586cm" svg:y2="1.413cm">
                <text:p/>
              </draw:line>
            </draw:g>
            <draw:g>
              <draw:line draw:style-name="gr81" draw:text-style-name="P32" draw:layer="layout" svg:x1="25.593cm" svg:y1="10.072cm" svg:x2="20.441cm" svg:y2="10.072cm">
                <text:p/>
              </draw:line>
              <draw:frame draw:style-name="gr83" draw:text-style-name="P72" draw:layer="layout" svg:width="5.171cm" svg:height="2.707cm" svg:x="20.416cm" svg:y="10.072cm">
                <draw:text-box>
                  <text:p text:style-name="P71"><text:span text:style-name="T20">S</text:span><text:span text:style-name="T20">E</text:span><text:span text:style-name="T20">Q </text:span><text:span text:style-name="T20">= </text:span><text:span text:style-name="T20">y’</text:span></text:p>
                  <text:p text:style-name="P71"><text:span text:style-name="T20">A</text:span><text:span text:style-name="T20">C</text:span><text:span text:style-name="T20">K </text:span><text:span text:style-name="T20">= </text:span><text:span text:style-name="T20">x’ </text:span><text:span text:style-name="T20">+ </text:span><text:span text:style-name="T20">1</text:span></text:p>
                  <text:p text:style-name="P71"><text:span text:style-name="T20">F</text:span><text:span text:style-name="T20">i</text:span><text:span text:style-name="T20">n </text:span><text:span text:style-name="T20">fl</text:span><text:span text:style-name="T20">g </text:span><text:span text:style-name="T20">= </text:span><text:span text:style-name="T20">1</text:span></text:p>
                  <text:p text:style-name="P71"><text:span text:style-name="T20">A</text:span><text:span text:style-name="T20">c</text:span><text:span text:style-name="T20">k </text:span><text:span text:style-name="T20">fl</text:span><text:span text:style-name="T20">g </text:span><text:span text:style-name="T20">= </text:span><text:span text:style-name="T20">1</text:span></text:p>
                </draw:text-box>
              </draw:frame>
            </draw:g>
            <draw:g>
              <draw:frame draw:style-name="gr83" draw:text-style-name="P72" draw:layer="layout" svg:width="5.164cm" svg:height="2.707cm" svg:x="20.423cm" svg:y="12.776cm">
                <draw:text-box>
                  <text:p text:style-name="P71"><text:span text:style-name="T20">S</text:span><text:span text:style-name="T20">E</text:span><text:span text:style-name="T20">Q </text:span><text:span text:style-name="T20">= </text:span><text:span text:style-name="T20">x’ </text:span><text:span text:style-name="T20">+ </text:span><text:span text:style-name="T20">1</text:span></text:p>
                  <text:p text:style-name="P71"><text:span text:style-name="T20">A</text:span><text:span text:style-name="T20">C</text:span><text:span text:style-name="T20">K </text:span><text:span text:style-name="T20">= </text:span><text:span text:style-name="T20">y’ </text:span><text:span text:style-name="T20">+ </text:span><text:span text:style-name="T20">1</text:span></text:p>
                  <text:p text:style-name="P71"><text:span text:style-name="T20">F</text:span><text:span text:style-name="T20">i</text:span><text:span text:style-name="T20">n </text:span><text:span text:style-name="T20">fl</text:span><text:span text:style-name="T20">g </text:span><text:span text:style-name="T20">= </text:span><text:span text:style-name="T20">0</text:span></text:p>
                  <text:p text:style-name="P71"><text:span text:style-name="T20">A</text:span><text:span text:style-name="T20">c</text:span><text:span text:style-name="T20">k </text:span><text:span text:style-name="T20">fl</text:span><text:span text:style-name="T20">g </text:span><text:span text:style-name="T20">= </text:span><text:span text:style-name="T20">1</text:span></text:p>
                </draw:text-box>
              </draw:frame>
              <draw:line draw:style-name="gr81" draw:text-style-name="P32" draw:layer="layout" svg:x1="20.397cm" svg:y1="12.776cm" svg:x2="25.568cm" svg:y2="12.776cm">
                <text:p/>
              </draw:line>
            </draw:g>
            <draw:g>
              <draw:frame draw:style-name="gr40" draw:text-style-name="P32" draw:layer="layout" svg:width="2.666cm" svg:height="2.343cm" svg:x="19.098cm" svg:y="1.666cm">
                <draw:image xlink:href="Pictures/1000053F000035050000350546D674BCE9ACB667.svg" xlink:type="simple" xlink:show="embed" xlink:actuate="onLoad" draw:mime-type="image/svg+xml">
                  <text:p/>
                </draw:image>
                <draw:image xlink:href="Pictures/100000010000020100000201948A07284BB6706D.png" xlink:type="simple" xlink:show="embed" xlink:actuate="onLoad" draw:mime-type="image/png"/>
              </draw:frame>
              <draw:frame draw:style-name="gr85" draw:text-style-name="P72" draw:layer="layout" svg:width="3.037cm" svg:height="0.865cm" svg:x="18.869cm" svg:y="3.618cm">
                <draw:text-box>
                  <text:p text:style-name="P71"><text:span text:style-name="T20">ク</text:span><text:span text:style-name="T20">ラ</text:span><text:span text:style-name="T20">イ</text:span><text:span text:style-name="T20">ア</text:span><text:span text:style-name="T20">ン</text:span><text:span text:style-name="T20">ト</text:span></text:p>
                </draw:text-box>
              </draw:frame>
            </draw:g>
            <draw:g>
              <draw:frame draw:style-name="gr86" draw:text-style-name="P55" draw:layer="layout" svg:width="2.157cm" svg:height="2.157cm" svg:x="24.511cm" svg:y="1.759cm">
                <draw:image xlink:href="Pictures/1000067E000035050000350551FDD419868E37F1.svg" xlink:type="simple" xlink:show="embed" xlink:actuate="onLoad" draw:mime-type="image/svg+xml">
                  <text:p/>
                </draw:image>
                <draw:image xlink:href="Pictures/1000000100000201000002019BCEAF5ED728D4B4.png" xlink:type="simple" xlink:show="embed" xlink:actuate="onLoad" draw:mime-type="image/png"/>
              </draw:frame>
              <draw:frame draw:style-name="gr85" draw:text-style-name="P72" draw:layer="layout" svg:width="2.077cm" svg:height="0.865cm" svg:x="24.551cm" svg:y="3.619cm">
                <draw:text-box>
                  <text:p text:style-name="P71"><text:span text:style-name="T20">サ</text:span><text:span text:style-name="T20">ー</text:span><text:span text:style-name="T20">バ</text:span></text:p>
                </draw:text-box>
              </draw:frame>
            </draw:g>
          </draw:g>
        </draw:g>
        <presentation:notes draw:style-name="dp2">
          <draw:page-thumbnail draw:style-name="gr22" draw:layer="layout" svg:width="19.798cm" svg:height="11.136cm" svg:x="0.6cm" svg:y="2.257cm" draw:page-number="12" presentation:class="page"/>
          <draw:frame presentation:style-name="pr1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0" draw:text-style-name="P12" draw:layer="layout" svg:width="7.218cm" svg:height="1.767cm" svg:x="1.089cm" svg:y="12.598cm">
          <text:p text:style-name="P9"><text:span text:style-name="T2">インターネッ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2" draw:layer="layout" svg:width="18.217cm" svg:height="1.767cm" svg:x="8.695cm" svg:y="12.598cm">
          <text:p text:style-name="P9"><text:span text:style-name="T2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3" draw:layer="layout" svg:width="7.218cm" svg:height="3.673cm" svg:x="1.089cm" svg:y="8.48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layout" svg:width="7.218cm" svg:height="6.649cm" svg:x="1.089cm" svg:y="1.385cm">
          <text:p text:style-name="P9"><text:span text:style-name="T2">アプリケー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2" draw:layer="layout" svg:width="8.909cm" svg:height="3.673cm" svg:x="8.695cm" svg:y="8.48cm">
          <text:p text:style-name="P9"><text:span text:style-name="T2">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5" draw:layer="layout" svg:width="8.909cm" svg:height="2.09cm" svg:x="8.695cm" svg:y="5.944cm">
          <text:p text:style-name="P9"><text:span text:style-name="T2">T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5" draw:layer="layout" svg:width="8.909cm" svg:height="4.181cm" svg:x="8.695cm" svg:y="1.385cm">
          <text:p text:style-name="P9"><text:span text:style-name="T2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2" draw:layer="layout" svg:width="8.909cm" svg:height="1.721cm" svg:x="18.003cm" svg:y="10.432cm">
          <text:p text:style-name="P9"><text:span text:style-name="T2">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75" draw:layer="layout" svg:width="8.909cm" svg:height="5.903cm" svg:x="18.003cm" svg:y="4.162cm">
          <text:p text:style-name="P74"><text:span text:style-name="T21">QUIC</text:span></text:p>
          <text:p text:style-name="P74"><text:span text:style-name="T21"/></text:p>
          <text:p text:style-name="P74"><text:span text:style-name="T21"/></text:p>
          <text:p text:style-name="P74"><text:span text:style-name="T21"/></text:p>
          <text:p text:style-name="P74"><text:span text:style-name="T21"/></text:p>
          <text:p text:style-name="P74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76" draw:layer="layout" svg:width="5.602cm" svg:height="2.09cm" svg:x="18.003cm" svg:y="5.944cm">
          <text:p text:style-name="P9"><text:span text:style-name="T2">T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layout" svg:width="8.909cm" svg:height="2.409cm" svg:x="18.003cm" svg:y="1.385cm">
          <text:p text:style-name="P9"><text:span text:style-name="T2">HTTP over QUI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2" draw:layer="layout" svg:width="19.798cm" svg:height="11.136cm" svg:x="0.6cm" svg:y="2.257cm" draw:page-number="1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isplay Medium" svg:font-family="'Noto Sans Display Medium'" style:font-adornments="Display Medium" style:font-family-generic="swiss" style:font-pitch="variable"/>
    <style:font-face style:name="Noto Sans Display Medium1" svg:font-family="'Noto Sans Display Medium'" style:font-family-generic="swiss" style:font-pitch="variable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41:17.653945825</meta:creation-date>
    <dc:date>2022-11-07T01:34:10.047759550</dc:date>
    <meta:editing-duration>PT9H29M16S</meta:editing-duration>
    <meta:editing-cycles>38</meta:editing-cycles>
    <meta:generator>LibreOffice/7.4.2.3$Linux_X86_64 LibreOffice_project/40$Build-3</meta:generator>
    <meta:document-statistic meta:object-count="495"/>
  </office:meta>
</office:document-meta>
</file>